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6/Configurations2/statusbar/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137/Configurations2/statusbar/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progressbar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138/Configurations2/statusbar/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139/Configurations2/statusbar/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progressbar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0/Configurations2/statusbar/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141/Configurations2/statusbar/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142/Configurations2/statusbar/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143/Configurations2/statusbar/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progressbar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144/Configurations2/statusbar/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145/Configurations2/statusba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146/Configurations2/statu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statusbar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9/Configurations2/statusbar/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23/Configurations2/statu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24/Configurations2/statu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25/Configurations2/statu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itle">
      <style:text-properties style:font-name="Arial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0.088cm solid #00ae00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0.088cm solid #ff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andleiding<text:line-break/>Braillesymbolen<text:line-break/>WISKUNDE</text:p>
      <text:h text:style-name="P1" text:outline-level="1">Letters</text:h>
      <text:h text:style-name="Heading_20_2" text:outline-level="2">Latijnse letters</text:h>
      <text:p text:style-name="Text_20_body"/>
      <text:p text:style-name="Standard"><draw:frame draw:style-name="fr1" draw:name="Object1" text:anchor-type="as-char" svg:y="0cm" svg:width="1.155cm" svg:height="0.743cm" draw:z-index="2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ject145" text:anchor-type="as-char" svg:y="0cm" svg:width="1.184cm" svg:height="0.743cm" draw:z-index="3"><draw:object xlink:href="./Object 145" xlink:type="simple" xlink:show="embed" xlink:actuate="onLoad"/><draw:image xlink:href="./ObjectReplacements/Object 145" xlink:type="simple" xlink:show="embed" xlink:actuate="onLoad"/><svg:desc>formula</svg:desc></draw:frame><text:line-break/><draw:frame draw:style-name="fr1" draw:name="Object146" text:anchor-type="as-char" svg:y="0cm" svg:width="1.235cm" svg:height="0.743cm" draw:z-index="6"><draw:object xlink:href="./Object 146" xlink:type="simple" xlink:show="embed" xlink:actuate="onLoad"/><draw:image xlink:href="./ObjectReplacements/Object 146" xlink:type="simple" xlink:show="embed" xlink:actuate="onLoad"/><svg:desc>formula</svg:desc></draw:frame><text:line-break/><draw:frame draw:style-name="fr1" draw:name="Object3" text:anchor-type="as-char" svg:y="0cm" svg:width="1.256cm" svg:height="0.743cm" draw:z-index="7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1" draw:name="Object32" text:anchor-type="as-char" svg:y="0cm" svg:width="1.494cm" svg:height="0.743cm" draw:z-index="8"><draw:object xlink:href="./Object 32" xlink:type="simple" xlink:show="embed" xlink:actuate="onLoad"/><draw:image xlink:href="./ObjectReplacements/Object 32" xlink:type="simple" xlink:show="embed" xlink:actuate="onLoad"/><svg:desc>formula</svg:desc></draw:frame><text:line-break/><draw:frame draw:style-name="fr1" draw:name="Object4" text:anchor-type="as-char" svg:y="0cm" svg:width="1.011cm" svg:height="0.743cm" draw:z-index="11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1" draw:name="Object5" text:anchor-type="as-char" svg:y="0cm" svg:width="1.263cm" svg:height="0.758cm" draw:z-index="12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Object6" text:anchor-type="as-char" svg:y="0cm" svg:width="1.443cm" svg:height="0.743cm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h text:style-name="Heading_20_2" text:outline-level="2">Griekse letters</text:h>
      <text:p text:style-name="Standard"/>
      <text:p text:style-name="Standard"><draw:frame draw:style-name="fr1" draw:name="Object7" text:anchor-type="as-char" svg:y="0cm" svg:width="0.785cm" svg:height="0.743cm" draw:z-index="16"><draw:object xlink:href="./Object 7" xlink:type="simple" xlink:show="embed" xlink:actuate="onLoad"/><draw:image xlink:href="./ObjectReplacements/Object 7" xlink:type="simple" xlink:show="embed" xlink:actuate="onLoad"/><svg:desc>formula</svg:desc></draw:frame><text:line-break/><draw:frame draw:style-name="fr1" draw:name="Object8" text:anchor-type="as-char" svg:y="0cm" svg:width="0.848cm" svg:height="0.743cm" draw:z-index="1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h text:style-name="Heading_20_2" text:outline-level="2">Getallenverzamelingen</text:h>
      <text:p text:style-name="Standard"/>
      <text:p text:style-name="Standard"><draw:frame draw:style-name="fr1" draw:name="Object9" text:anchor-type="as-char" svg:y="0cm" svg:width="0.811cm" svg:height="0.743cm" draw:z-index="18"><draw:object xlink:href="./Object 9" xlink:type="simple" xlink:show="embed" xlink:actuate="onLoad"/><draw:image xlink:href="./ObjectReplacements/Object 9" xlink:type="simple" xlink:show="embed" xlink:actuate="onLoad"/><svg:desc>formula</svg:desc></draw:frame><text:line-break/><draw:frame draw:style-name="fr1" draw:name="Object26" text:anchor-type="as-char" svg:y="0cm" svg:width="0.834cm" svg:height="0.743cm" draw:z-index="19"><draw:object xlink:href="./Object 26" xlink:type="simple" xlink:show="embed" xlink:actuate="onLoad"/><draw:image xlink:href="./ObjectReplacements/Object 26" xlink:type="simple" xlink:show="embed" xlink:actuate="onLoad"/><svg:desc>formula</svg:desc></draw:frame><text:line-break/><draw:frame draw:style-name="fr1" draw:name="Object27" text:anchor-type="as-char" svg:y="0cm" svg:width="0.799cm" svg:height="0.743cm" draw:z-index="20"><draw:object xlink:href="./Object 27" xlink:type="simple" xlink:show="embed" xlink:actuate="onLoad"/><draw:image xlink:href="./ObjectReplacements/Object 27" xlink:type="simple" xlink:show="embed" xlink:actuate="onLoad"/><svg:desc>formula</svg:desc></draw:frame><text:line-break/><draw:frame draw:style-name="fr1" draw:name="Object28" text:anchor-type="as-char" svg:y="0cm" svg:width="0.792cm" svg:height="0.743cm" draw:z-index="21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draw:frame draw:style-name="fr1" draw:name="Object34" text:anchor-type="as-char" svg:y="0cm" svg:width="0.762cm" svg:height="0.743cm" draw:z-index="2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Standard"/>
      <text:h text:style-name="Heading_20_2" text:outline-level="2">Speciaal gevormde letters</text:h>
      <text:p text:style-name="Text_20_body"/>
      <text:p text:style-name="Standard"><draw:frame draw:style-name="fr1" draw:name="Object10" text:anchor-type="as-char" svg:y="0cm" svg:width="0.854cm" svg:height="0.743cm" draw:z-index="25"><draw:object xlink:href="./Object 10" xlink:type="simple" xlink:show="embed" xlink:actuate="onLoad"/><draw:image xlink:href="./ObjectReplacements/Object 10" xlink:type="simple" xlink:show="embed" xlink:actuate="onLoad"/><svg:desc>formula</svg:desc></draw:frame><text:line-break/><draw:frame draw:style-name="fr1" draw:name="Object29" text:anchor-type="as-char" svg:y="0cm" svg:width="0.753cm" svg:height="0.743cm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text:line-break/><draw:frame draw:style-name="fr1" draw:name="Object30" text:anchor-type="as-char" svg:y="0cm" svg:width="0.834cm" svg:height="0.743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/>
      <text:h text:style-name="Heading_20_2" text:outline-level="2">Oneindig</text:h>
      <text:p text:style-name="Standard"/>
      <text:p text:style-name="Standard"><text:soft-page-break/><draw:frame draw:style-name="fr1" draw:name="Object11" text:anchor-type="as-char" svg:y="0cm" svg:width="0.796cm" svg:height="0.743cm" draw:z-index="2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h text:style-name="Heading_20_1" text:outline-level="1">Leestekens</text:h>
      <text:h text:style-name="Heading_20_2" text:outline-level="2">Regels</text:h>
      <text:p text:style-name="Text_20_body"/>
      <text:p text:style-name="Standard"><draw:frame draw:style-name="fr1" draw:name="Object13" text:anchor-type="as-char" svg:y="0cm" svg:width="2.963cm" svg:height="0.758cm" draw:z-index="29"><draw:object xlink:href="./Object 13" xlink:type="simple" xlink:show="embed" xlink:actuate="onLoad"/><draw:image xlink:href="./ObjectReplacements/Object 13" xlink:type="simple" xlink:show="embed" xlink:actuate="onLoad"/><svg:desc>formula</svg:desc></draw:frame><text:line-break/><draw:frame draw:style-name="fr1" draw:name="Object14" text:anchor-type="as-char" svg:y="0cm" svg:width="2.413cm" svg:height="0.743cm" draw:z-index="31"><draw:object xlink:href="./Object 14" xlink:type="simple" xlink:show="embed" xlink:actuate="onLoad"/><draw:image xlink:href="./ObjectReplacements/Object 14" xlink:type="simple" xlink:show="embed" xlink:actuate="onLoad"/><svg:desc>formula</svg:desc></draw:frame><text:line-break/><draw:frame draw:style-name="fr1" draw:name="Object12" text:anchor-type="as-char" svg:y="0cm" svg:width="2.607cm" svg:height="0.743cm" draw:z-index="33"><draw:object xlink:href="./Object 12" xlink:type="simple" xlink:show="embed" xlink:actuate="onLoad"/><draw:image xlink:href="./ObjectReplacements/Object 12" xlink:type="simple" xlink:show="embed" xlink:actuate="onLoad"/><svg:desc>formula</svg:desc></draw:frame><text:line-break/><draw:frame draw:style-name="fr1" draw:name="Object73" text:anchor-type="as-char" svg:y="0cm" svg:width="2.519cm" svg:height="0.743cm" draw:z-index="34"><draw:object xlink:href="./Object 73" xlink:type="simple" xlink:show="embed" xlink:actuate="onLoad"/><draw:image xlink:href="./ObjectReplacements/Object 73" xlink:type="simple" xlink:show="embed" xlink:actuate="onLoad"/><svg:desc>formula</svg:desc></draw:frame><text:line-break/><draw:frame draw:style-name="fr1" draw:name="Object31" text:anchor-type="as-char" svg:y="0cm" svg:width="2.314cm" svg:height="0.758cm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/>
      <text:h text:style-name="Heading_20_2" text:outline-level="2">Opmerkingen</text:h>
      <text:p text:style-name="Standard"/>
      <text:p text:style-name="Standard"><draw:frame draw:style-name="fr1" draw:name="Object15" text:anchor-type="as-char" svg:y="0cm" svg:width="1.963cm" svg:height="0.743cm" draw:z-index="3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h text:style-name="Heading_20_1" text:outline-level="1">Bewerkingstekens en relatietekens</text:h>
      <text:h text:style-name="Heading_20_2" text:outline-level="2">Symbolen</text:h>
      <text:p text:style-name="Standard"/>
      <text:p text:style-name="Standard"><draw:frame draw:style-name="fr1" draw:name="Object16" text:anchor-type="as-char" svg:y="0cm" svg:width="1.288cm" svg:height="0.743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<text:line-break/><draw:frame draw:style-name="fr1" draw:name="Object17" text:anchor-type="as-char" svg:y="0cm" svg:width="1.342cm" svg:height="0.743cm" draw:z-index="37"><draw:object xlink:href="./Object 17" xlink:type="simple" xlink:show="embed" xlink:actuate="onLoad"/><draw:image xlink:href="./ObjectReplacements/Object 17" xlink:type="simple" xlink:show="embed" xlink:actuate="onLoad"/></draw:frame><text:line-break/><draw:frame draw:style-name="fr1" draw:name="Object18" text:anchor-type="as-char" svg:y="0cm" svg:width="1.295cm" svg:height="0.78cm" draw:z-index="38"><draw:object xlink:href="./Object 18" xlink:type="simple" xlink:show="embed" xlink:actuate="onLoad"/><draw:image xlink:href="./ObjectReplacements/Object 18" xlink:type="simple" xlink:show="embed" xlink:actuate="onLoad"/></draw:frame><text:line-break/><draw:frame draw:style-name="fr1" draw:name="Object33" text:anchor-type="as-char" svg:y="0cm" svg:width="1.42cm" svg:height="0.743cm" draw:z-index="40"><draw:object xlink:href="./Object 33" xlink:type="simple" xlink:show="embed" xlink:actuate="onLoad"/><draw:image xlink:href="./ObjectReplacements/Object 33" xlink:type="simple" xlink:show="embed" xlink:actuate="onLoad"/><svg:desc>formula</svg:desc></draw:frame><text:line-break/><draw:frame draw:style-name="fr1" draw:name="Object36" text:anchor-type="as-char" svg:y="0cm" svg:width="1.203cm" svg:height="0.743cm" draw:z-index="41"><draw:object xlink:href="./Object 36" xlink:type="simple" xlink:show="embed" xlink:actuate="onLoad"/><draw:image xlink:href="./ObjectReplacements/Object 36" xlink:type="simple" xlink:show="embed" xlink:actuate="onLoad"/><svg:desc>formula</svg:desc></draw:frame><text:line-break/><draw:frame draw:style-name="fr1" draw:name="Object37" text:anchor-type="as-char" svg:y="0cm" svg:width="1.316cm" svg:height="0.743cm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<text:line-break/><draw:frame draw:style-name="fr1" draw:name="Object38" text:anchor-type="as-char" svg:y="0cm" svg:width="1.212cm" svg:height="0.743cm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><draw:frame draw:style-name="fr1" draw:name="Object39" text:anchor-type="as-char" svg:y="0cm" svg:width="1.342cm" svg:height="0.743cm" draw:z-index="45"><draw:object xlink:href="./Object 39" xlink:type="simple" xlink:show="embed" xlink:actuate="onLoad"/><draw:image xlink:href="./ObjectReplacements/Object 39" xlink:type="simple" xlink:show="embed" xlink:actuate="onLoad"/></draw:frame><text:line-break/><draw:frame draw:style-name="fr1" draw:name="Object40" text:anchor-type="as-char" svg:y="0cm" svg:width="2.607cm" svg:height="0.803cm" draw:z-index="46"><draw:object xlink:href="./Object 40" xlink:type="simple" xlink:show="embed" xlink:actuate="onLoad"/><draw:image xlink:href="./ObjectReplacements/Object 40" xlink:type="simple" xlink:show="embed" xlink:actuate="onLoad"/></draw:frame><text:line-break/><draw:frame draw:style-name="fr1" draw:name="Object41" text:anchor-type="as-char" svg:y="0cm" svg:width="1.258cm" svg:height="0.743cm" draw:z-index="47"><draw:object xlink:href="./Object 41" xlink:type="simple" xlink:show="embed" xlink:actuate="onLoad"/><draw:image xlink:href="./ObjectReplacements/Object 41" xlink:type="simple" xlink:show="embed" xlink:actuate="onLoad"/></draw:frame><text:line-break/><draw:frame draw:style-name="fr1" draw:name="Object42" text:anchor-type="as-char" svg:y="0cm" svg:width="1.316cm" svg:height="0.743cm" draw:z-index="49"><draw:object xlink:href="./Object 42" xlink:type="simple" xlink:show="embed" xlink:actuate="onLoad"/><draw:image xlink:href="./ObjectReplacements/Object 42" xlink:type="simple" xlink:show="embed" xlink:actuate="onLoad"/></draw:frame><text:line-break/><draw:frame draw:style-name="fr1" draw:name="Object46" text:anchor-type="as-char" svg:y="0cm" svg:width="1.316cm" svg:height="0.743cm" draw:z-index="50"><draw:object xlink:href="./Object 25" xlink:type="simple" xlink:show="embed" xlink:actuate="onLoad"/><draw:image xlink:href="./ObjectReplacements/Object 25" xlink:type="simple" xlink:show="embed" xlink:actuate="onLoad"/><svg:desc>formula</svg:desc></draw:frame><text:line-break/><draw:frame draw:style-name="fr1" draw:name="Object45" text:anchor-type="as-char" svg:y="0cm" svg:width="1.316cm" svg:height="0.743cm" draw:z-index="51"><draw:object xlink:href="./Object 45" xlink:type="simple" xlink:show="embed" xlink:actuate="onLoad"/><draw:image xlink:href="./ObjectReplacements/Object 45" xlink:type="simple" xlink:show="embed" xlink:actuate="onLoad"/><svg:desc>formula</svg:desc></draw:frame><text:line-break/><draw:frame draw:style-name="fr1" draw:name="Object44" text:anchor-type="as-char" svg:y="0cm" svg:width="1.316cm" svg:height="0.743cm" draw:z-index="52"><draw:object xlink:href="./Object 44" xlink:type="simple" xlink:show="embed" xlink:actuate="onLoad"/><draw:image xlink:href="./ObjectReplacements/Object 44" xlink:type="simple" xlink:show="embed" xlink:actuate="onLoad"/><svg:desc>formula</svg:desc></draw:frame><text:line-break/><draw:frame draw:style-name="fr1" draw:name="Object43" text:anchor-type="as-char" svg:y="0cm" svg:width="1.543cm" svg:height="0.78cm" draw:z-index="53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><text:soft-page-break/><draw:frame draw:style-name="fr1" draw:name="Object47" text:anchor-type="as-char" svg:y="0cm" svg:width="1.356cm" svg:height="0.743cm" draw:z-index="54"><draw:object xlink:href="./Object 47" xlink:type="simple" xlink:show="embed" xlink:actuate="onLoad"/><draw:image xlink:href="./ObjectReplacements/Object 47" xlink:type="simple" xlink:show="embed" xlink:actuate="onLoad"/><svg:desc>formula</svg:desc></draw:frame><text:line-break/><draw:frame draw:style-name="fr1" draw:name="Object48" text:anchor-type="as-char" svg:y="0cm" svg:width="1.334cm" svg:height="0.743cm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<text:line-break/><draw:frame draw:style-name="fr1" draw:name="Object49" text:anchor-type="as-char" svg:y="0cm" svg:width="1.466cm" svg:height="0.743cm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text:line-break/><draw:frame draw:style-name="fr2" draw:name="Object50" text:anchor-type="as-char" svg:y="0cm" svg:width="1.707cm" svg:height="0.803cm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text:line-break/><draw:frame draw:style-name="fr1" draw:name="Object51" text:anchor-type="as-char" svg:y="0cm" svg:width="1.501cm" svg:height="0.743cm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text:line-break/><draw:frame draw:style-name="fr1" draw:name="Object52" text:anchor-type="as-char" svg:y="0cm" svg:width="1.431cm" svg:height="0.743cm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text:line-break/><draw:frame draw:style-name="fr1" draw:name="Object53" text:anchor-type="as-char" svg:y="0cm" svg:width="1.45cm" svg:height="0.743cm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text:line-break/><draw:frame draw:style-name="fr1" draw:name="Object58" text:anchor-type="as-char" svg:y="0cm" svg:width="1.42cm" svg:height="0.743cm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1" draw:name="Object70" text:anchor-type="as-char" svg:y="0cm" svg:width="1.448cm" svg:height="0.743cm" draw:z-index="62"><draw:object xlink:href="./Object 70" xlink:type="simple" xlink:show="embed" xlink:actuate="onLoad"/><draw:image xlink:href="./ObjectReplacements/Object 70" xlink:type="simple" xlink:show="embed" xlink:actuate="onLoad"/></draw:frame><text:line-break/><draw:frame draw:style-name="fr1" draw:name="Object72" text:anchor-type="as-char" svg:y="0cm" svg:width="1.418cm" svg:height="0.743cm" draw:z-index="63"><draw:object xlink:href="./Object 72" xlink:type="simple" xlink:show="embed" xlink:actuate="onLoad"/><draw:image xlink:href="./ObjectReplacements/Object 72" xlink:type="simple" xlink:show="embed" xlink:actuate="onLoad"/></draw:frame><text:line-break/><draw:frame draw:style-name="fr2" draw:name="Object54" text:anchor-type="as-char" svg:y="0cm" svg:width="2.475cm" svg:height="0.806cm" draw:z-index="64"><draw:object xlink:href="./Object 54" xlink:type="simple" xlink:show="embed" xlink:actuate="onLoad"/><draw:image xlink:href="./ObjectReplacements/Object 54" xlink:type="simple" xlink:show="embed" xlink:actuate="onLoad"/></draw:frame><text:line-break/><draw:frame draw:style-name="fr1" draw:name="Object59" text:anchor-type="as-char" svg:y="0cm" svg:width="1.249cm" svg:height="0.743cm" draw:z-index="65"><draw:object xlink:href="./Object 59" xlink:type="simple" xlink:show="embed" xlink:actuate="onLoad"/><draw:image xlink:href="./ObjectReplacements/Object 59" xlink:type="simple" xlink:show="embed" xlink:actuate="onLoad"/></draw:frame><text:line-break/><draw:frame draw:style-name="fr1" draw:name="Object55" text:anchor-type="as-char" svg:y="0cm" svg:width="1.695cm" svg:height="0.803cm" draw:z-index="66"><draw:object xlink:href="./Object 55" xlink:type="simple" xlink:show="embed" xlink:actuate="onLoad"/><draw:image xlink:href="./ObjectReplacements/Object 55" xlink:type="simple" xlink:show="embed" xlink:actuate="onLoad"/></draw:frame><text:line-break/><draw:frame draw:style-name="fr1" draw:name="Object56" text:anchor-type="as-char" svg:y="0cm" svg:width="1.263cm" svg:height="0.758cm" draw:z-index="67"><draw:object xlink:href="./Object 56" xlink:type="simple" xlink:show="embed" xlink:actuate="onLoad"/><draw:image xlink:href="./ObjectReplacements/Object 56" xlink:type="simple" xlink:show="embed" xlink:actuate="onLoad"/></draw:frame><text:line-break/><draw:frame draw:style-name="fr1" draw:name="Object57" text:anchor-type="as-char" svg:y="0cm" svg:width="1.995cm" svg:height="0.743cm" draw:z-index="68"><draw:object xlink:href="./Object 57" xlink:type="simple" xlink:show="embed" xlink:actuate="onLoad"/><draw:image xlink:href="./ObjectReplacements/Object 57" xlink:type="simple" xlink:show="embed" xlink:actuate="onLoad"/></draw:frame><text:line-break/><draw:frame draw:style-name="fr1" draw:name="Object75" text:anchor-type="as-char" svg:y="0cm" svg:width="1.415cm" svg:height="0.743cm" draw:z-index="69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1" draw:name="Object60" text:anchor-type="as-char" svg:y="0cm" svg:width="1.415cm" svg:height="0.743cm" draw:z-index="70"><draw:object xlink:href="./Object 60" xlink:type="simple" xlink:show="embed" xlink:actuate="onLoad"/><draw:image xlink:href="./ObjectReplacements/Object 60" xlink:type="simple" xlink:show="embed" xlink:actuate="onLoad"/></draw:frame><text:line-break/><draw:frame draw:style-name="fr1" draw:name="Object62" text:anchor-type="as-char" svg:y="0cm" svg:width="2.704cm" svg:height="0.743cm" draw:z-index="71"><draw:object xlink:href="./Object 62" xlink:type="simple" xlink:show="embed" xlink:actuate="onLoad"/><draw:image xlink:href="./ObjectReplacements/Object 62" xlink:type="simple" xlink:show="embed" xlink:actuate="onLoad"/></draw:frame><text:line-break/><draw:frame draw:style-name="fr1" draw:name="Object61" text:anchor-type="as-char" svg:y="0cm" svg:width="1.933cm" svg:height="0.758cm" draw:z-index="72"><draw:object xlink:href="./Object 61" xlink:type="simple" xlink:show="embed" xlink:actuate="onLoad"/><draw:image xlink:href="./ObjectReplacements/Object 61" xlink:type="simple" xlink:show="embed" xlink:actuate="onLoad"/></draw:frame><text:line-break/><draw:frame draw:style-name="fr1" draw:name="Object63" text:anchor-type="as-char" svg:y="0cm" svg:width="4.295cm" svg:height="0.743cm" draw:z-index="73"><draw:object xlink:href="./Object 63" xlink:type="simple" xlink:show="embed" xlink:actuate="onLoad"/><draw:image xlink:href="./ObjectReplacements/Object 63" xlink:type="simple" xlink:show="embed" xlink:actuate="onLoad"/></draw:frame><text:line-break/><draw:frame draw:style-name="fr1" draw:name="Object64" text:anchor-type="as-char" svg:y="0cm" svg:width="2.746cm" svg:height="0.758cm" draw:z-index="74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ct65" text:anchor-type="as-char" svg:y="0cm" svg:width="1.005cm" svg:height="0.743cm" draw:z-index="75"><draw:object xlink:href="./Object 65" xlink:type="simple" xlink:show="embed" xlink:actuate="onLoad"/><draw:image xlink:href="./ObjectReplacements/Object 65" xlink:type="simple" xlink:show="embed" xlink:actuate="onLoad"/></draw:frame><text:line-break/><draw:frame draw:style-name="fr2" draw:name="Object66" text:anchor-type="as-char" svg:y="0cm" svg:width="2.988cm" svg:height="0.743cm" draw:z-index="76"><draw:object xlink:href="./Object 66" xlink:type="simple" xlink:show="embed" xlink:actuate="onLoad"/><draw:image xlink:href="./ObjectReplacements/Object 66" xlink:type="simple" xlink:show="embed" xlink:actuate="onLoad"/></draw:frame><text:line-break/><draw:frame draw:style-name="fr1" draw:name="Object67" text:anchor-type="as-char" svg:y="0cm" svg:width="1.891cm" svg:height="0.743cm" draw:z-index="77"><draw:object xlink:href="./Object 67" xlink:type="simple" xlink:show="embed" xlink:actuate="onLoad"/><draw:image xlink:href="./ObjectReplacements/Object 67" xlink:type="simple" xlink:show="embed" xlink:actuate="onLoad"/></draw:frame><text:line-break/><draw:frame draw:style-name="fr2" draw:name="Object68" text:anchor-type="as-char" svg:y="0cm" svg:width="1.635cm" svg:height="0.743cm" draw:z-index="78"><draw:object xlink:href="./Object 68" xlink:type="simple" xlink:show="embed" xlink:actuate="onLoad"/><draw:image xlink:href="./ObjectReplacements/Object 68" xlink:type="simple" xlink:show="embed" xlink:actuate="onLoad"/></draw:frame><text:line-break/><draw:frame draw:style-name="fr1" draw:name="Object69" text:anchor-type="as-char" svg:y="0cm" svg:width="1.431cm" svg:height="0.743cm" draw:z-index="79"><draw:object xlink:href="./Object 69" xlink:type="simple" xlink:show="embed" xlink:actuate="onLoad"/><draw:image xlink:href="./ObjectReplacements/Object 69" xlink:type="simple" xlink:show="embed" xlink:actuate="onLoad"/></draw:frame><text:line-break/><draw:frame draw:style-name="fr1" draw:name="Object71" text:anchor-type="as-char" svg:y="0cm" svg:width="1.004cm" svg:height="0.758cm" draw:z-index="80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/>
      <text:h text:style-name="Heading_20_2" text:outline-level="2">Doorstrepen van symbolen: negaties</text:h>
      <text:h text:style-name="Heading_20_2" text:outline-level="2">Nieuwe symbolen</text:h>
      <text:p text:style-name="Text_20_body"/>
      <text:h text:style-name="Heading_20_1" text:outline-level="1"><text:soft-page-break/>Haken en vormschema's</text:h>
      <text:h text:style-name="Heading_20_2" text:outline-level="2">Soorten haken</text:h>
      <text:p text:style-name="Standard"/>
      <text:p text:style-name="Standard"><draw:frame draw:style-name="fr1" draw:name="Object22" text:anchor-type="as-char" svg:y="0cm" svg:width="1.466cm" svg:height="0.758cm" draw:z-index="9"><draw:object xlink:href="./Object 22" xlink:type="simple" xlink:show="embed" xlink:actuate="onLoad"/><draw:image xlink:href="./ObjectReplacements/Object 22" xlink:type="simple" xlink:show="embed" xlink:actuate="onLoad"/><svg:desc>formula</svg:desc></draw:frame><text:line-break/><draw:frame draw:style-name="fr1" draw:name="Object86" text:anchor-type="as-char" svg:y="0cm" svg:width="1.393cm" svg:height="0.792cm" draw:z-index="13"><draw:object xlink:href="./Object 86" xlink:type="simple" xlink:show="embed" xlink:actuate="onLoad"/><draw:image xlink:href="./ObjectReplacements/Object 86" xlink:type="simple" xlink:show="embed" xlink:actuate="onLoad"/><svg:desc>formula</svg:desc></draw:frame><text:line-break/><draw:frame draw:style-name="fr1" draw:name="Object83" text:anchor-type="as-char" svg:y="0cm" svg:width="1.025cm" svg:height="0.792cm" draw:z-index="22"><draw:object xlink:href="./Object 83" xlink:type="simple" xlink:show="embed" xlink:actuate="onLoad"/><draw:image xlink:href="./ObjectReplacements/Object 83" xlink:type="simple" xlink:show="embed" xlink:actuate="onLoad"/><svg:desc>formula</svg:desc></draw:frame><text:line-break/><draw:frame draw:style-name="fr1" draw:name="Object84" text:anchor-type="as-char" svg:y="0cm" svg:width="1.15cm" svg:height="0.792cm" draw:z-index="23"><draw:object xlink:href="./Object 84" xlink:type="simple" xlink:show="embed" xlink:actuate="onLoad"/><draw:image xlink:href="./ObjectReplacements/Object 84" xlink:type="simple" xlink:show="embed" xlink:actuate="onLoad"/><svg:desc>formula</svg:desc></draw:frame><text:line-break/><draw:frame draw:style-name="fr1" draw:name="Object23" text:anchor-type="as-char" svg:y="0cm" svg:width="1.124cm" svg:height="0.792cm" draw:z-index="32"><draw:object xlink:href="./Object 23" xlink:type="simple" xlink:show="embed" xlink:actuate="onLoad"/><draw:image xlink:href="./ObjectReplacements/Object 23" xlink:type="simple" xlink:show="embed" xlink:actuate="onLoad"/><svg:desc>formula</svg:desc></draw:frame><text:line-break/><draw:frame draw:style-name="fr1" draw:name="Object24" text:anchor-type="as-char" svg:y="0cm" svg:width="2.057cm" svg:height="0.758cm" draw:z-index="39"><draw:object xlink:href="./Object 24" xlink:type="simple" xlink:show="embed" xlink:actuate="onLoad"/><draw:image xlink:href="./ObjectReplacements/Object 24" xlink:type="simple" xlink:show="embed" xlink:actuate="onLoad"/></draw:frame><text:line-break/><draw:frame draw:style-name="fr1" draw:name="Object82" text:anchor-type="as-char" svg:y="0cm" svg:width="1.919cm" svg:height="0.758cm" draw:z-index="44"><draw:object xlink:href="./Object 82" xlink:type="simple" xlink:show="embed" xlink:actuate="onLoad"/><draw:image xlink:href="./ObjectReplacements/Object 82" xlink:type="simple" xlink:show="embed" xlink:actuate="onLoad"/><svg:desc>formula</svg:desc></draw:frame><text:line-break/><draw:frame draw:style-name="fr2" draw:name="Object79" text:anchor-type="as-char" svg:y="0cm" svg:width="1.79cm" svg:height="0.758cm" draw:z-index="48"><draw:object xlink:href="./Object 79" xlink:type="simple" xlink:show="embed" xlink:actuate="onLoad"/><draw:image xlink:href="./ObjectReplacements/Object 79" xlink:type="simple" xlink:show="embed" xlink:actuate="onLoad"/><svg:desc>formula</svg:desc></draw:frame><text:line-break/><draw:frame draw:style-name="fr2" draw:name="Object80" text:anchor-type="as-char" svg:y="0cm" svg:width="1.355cm" svg:height="0.758cm" draw:z-index="81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Standard"/>
      <text:h text:style-name="Heading_20_2" text:outline-level="2">Vormschema's,</text:h>
      <text:p text:style-name="Text_20_body"/>
      <text:p text:style-name="Text_20_body"><draw:frame draw:style-name="fr2" draw:name="Object25" text:anchor-type="as-char" svg:y="0cm" svg:width="2.688cm" svg:height="1.328cm" draw:z-index="82"><draw:object xlink:href="./Object 46" xlink:type="simple" xlink:show="embed" xlink:actuate="onLoad"/><draw:image xlink:href="./ObjectReplacements/Object 46" xlink:type="simple" xlink:show="embed" xlink:actuate="onLoad"/></draw:frame><text:line-break/><draw:frame draw:style-name="fr1" draw:name="Object81" text:anchor-type="as-char" svg:y="0cm" svg:width="4.015cm" svg:height="1.408cm" draw:z-index="83"><draw:object xlink:href="./Object 81" xlink:type="simple" xlink:show="embed" xlink:actuate="onLoad"/><draw:image xlink:href="./ObjectReplacements/Object 81" xlink:type="simple" xlink:show="embed" xlink:actuate="onLoad"/><svg:desc>formula</svg:desc></draw:frame><text:line-break/><draw:frame draw:style-name="fr1" draw:name="Object85" text:anchor-type="as-char" svg:y="0cm" svg:width="1.767cm" svg:height="1.386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h text:style-name="Heading_20_1" text:outline-level="1">Breuken</text:h>
      <text:h text:style-name="Heading_20_2" text:outline-level="2">Teller en noemer zijn natuurlijke getallen</text:h>
      <text:p text:style-name="Text_20_body"/>
      <text:p text:style-name="Text_20_body"><draw:frame draw:style-name="fr1" draw:name="Object93" text:anchor-type="as-char" svg:y="0cm" svg:width="5.001cm" svg:height="1.274cm" draw:z-index="85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h text:style-name="Heading_20_2" text:outline-level="2">Algemene notatie (teller en noemer zijn geen natuurlijke getallen)</text:h>
      <text:p text:style-name="Text_20_body"/>
      <text:p text:style-name="Standard"><draw:frame draw:style-name="fr1" draw:name="Object87" text:anchor-type="as-char" svg:y="0cm" svg:width="1.783cm" svg:height="1.274cm" draw:z-index="1"><draw:object xlink:href="./Object 87" xlink:type="simple" xlink:show="embed" xlink:actuate="onLoad"/><draw:image xlink:href="./ObjectReplacements/Object 87" xlink:type="simple" xlink:show="embed" xlink:actuate="onLoad"/></draw:frame><text:line-break/><draw:frame draw:style-name="fr1" draw:name="Object88" text:anchor-type="as-char" svg:y="0cm" svg:width="1.584cm" svg:height="1.274cm" draw:z-index="4"><draw:object xlink:href="./Object 88" xlink:type="simple" xlink:show="embed" xlink:actuate="onLoad"/><draw:image xlink:href="./ObjectReplacements/Object 88" xlink:type="simple" xlink:show="embed" xlink:actuate="onLoad"/></draw:frame><text:line-break/><text:soft-page-break/><draw:frame draw:style-name="fr1" draw:name="Object89" text:anchor-type="as-char" svg:y="0cm" svg:width="1.801cm" svg:height="1.274cm" draw:z-index="5"><draw:object xlink:href="./Object 89" xlink:type="simple" xlink:show="embed" xlink:actuate="onLoad"/><draw:image xlink:href="./ObjectReplacements/Object 89" xlink:type="simple" xlink:show="embed" xlink:actuate="onLoad"/></draw:frame></text:p>
      <text:h text:style-name="Heading_20_2" text:outline-level="2">Samengestelde breuken</text:h>
      <text:p text:style-name="Text_20_body"/>
      <text:p text:style-name="Text_20_body"><draw:frame draw:style-name="fr1" draw:name="Object90" text:anchor-type="as-char" svg:y="0cm" svg:width="2.752cm" svg:height="2.335cm" draw:z-index="30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h text:style-name="Heading_20_2" text:outline-level="2">Procent en promille</text:h>
      <text:p text:style-name="Text_20_body"/>
      <text:p text:style-name="Text_20_body"><draw:frame draw:style-name="fr1" draw:name="Object91" text:anchor-type="as-char" svg:y="0cm" svg:width="0.834cm" svg:height="0.743cm" draw:z-index="10"><draw:object xlink:href="./Object 91" xlink:type="simple" xlink:show="embed" xlink:actuate="onLoad"/><draw:image xlink:href="./ObjectReplacements/Object 91" xlink:type="simple" xlink:show="embed" xlink:actuate="onLoad"/><svg:desc>formula</svg:desc></draw:frame><text:line-break/><draw:frame draw:style-name="fr1" draw:name="Object92" text:anchor-type="as-char" svg:y="0cm" svg:width="0.907cm" svg:height="0.743cm" draw:z-index="1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h text:style-name="Heading_20_1" text:outline-level="1">Exponenten en indices</text:h>
      <text:h text:style-name="Heading_20_2" text:outline-level="2">Ingangen</text:h>
      <text:p text:style-name="Text_20_body"/>
      <text:p text:style-name="Text_20_body"><draw:frame draw:style-name="fr1" draw:name="Object94" text:anchor-type="as-char" svg:y="0cm" svg:width="0.854cm" svg:height="0.803cm" draw:z-index="86"><draw:object xlink:href="./Object 94" xlink:type="simple" xlink:show="embed" xlink:actuate="onLoad"/><draw:image xlink:href="./ObjectReplacements/Object 94" xlink:type="simple" xlink:show="embed" xlink:actuate="onLoad"/><svg:desc>formula</svg:desc></draw:frame><text:line-break/><draw:frame draw:style-name="fr1" draw:name="Object95" text:anchor-type="as-char" svg:y="0cm" svg:width="0.854cm" svg:height="0.806cm" draw:z-index="87"><draw:object xlink:href="./Object 95" xlink:type="simple" xlink:show="embed" xlink:actuate="onLoad"/><draw:image xlink:href="./ObjectReplacements/Object 95" xlink:type="simple" xlink:show="embed" xlink:actuate="onLoad"/><svg:desc>formula</svg:desc></draw:frame><text:line-break/><draw:frame draw:style-name="fr1" draw:name="Object96" text:anchor-type="as-char" svg:y="0cm" svg:width="0.84cm" svg:height="0.803cm" draw:z-index="88"><draw:object xlink:href="./Object 96" xlink:type="simple" xlink:show="embed" xlink:actuate="onLoad"/><draw:image xlink:href="./ObjectReplacements/Object 96" xlink:type="simple" xlink:show="embed" xlink:actuate="onLoad"/><svg:desc>formula</svg:desc></draw:frame><text:line-break/><draw:frame draw:style-name="fr1" draw:name="Object97" text:anchor-type="as-char" svg:y="0cm" svg:width="0.84cm" svg:height="0.806cm" draw:z-index="89"><draw:object xlink:href="./Object 97" xlink:type="simple" xlink:show="embed" xlink:actuate="onLoad"/><draw:image xlink:href="./ObjectReplacements/Object 97" xlink:type="simple" xlink:show="embed" xlink:actuate="onLoad"/><svg:desc>formula</svg:desc></draw:frame><text:line-break/><draw:frame draw:style-name="fr1" draw:name="Object98" text:anchor-type="as-char" svg:y="0cm" svg:width="0.702cm" svg:height="1.023cm" draw:z-index="90"><draw:object xlink:href="./Object 98" xlink:type="simple" xlink:show="embed" xlink:actuate="onLoad"/><draw:image xlink:href="./ObjectReplacements/Object 98" xlink:type="simple" xlink:show="embed" xlink:actuate="onLoad"/><svg:desc>formula</svg:desc></draw:frame><text:line-break/><draw:frame draw:style-name="fr1" draw:name="Object99" text:anchor-type="as-char" svg:y="0cm" svg:width="0.702cm" svg:height="1.023cm" draw:z-index="91"><draw:object xlink:href="./Object 99" xlink:type="simple" xlink:show="embed" xlink:actuate="onLoad"/><draw:image xlink:href="./ObjectReplacements/Object 99" xlink:type="simple" xlink:show="embed" xlink:actuate="onLoad"/><svg:desc>formula</svg:desc></draw:frame><text:line-break/><draw:frame draw:style-name="fr1" draw:name="Object104" text:anchor-type="as-char" svg:y="0cm" svg:width="1.05cm" svg:height="0.806cm" draw:z-index="104"><draw:object xlink:href="./Object 104" xlink:type="simple" xlink:show="embed" xlink:actuate="onLoad"/><draw:image xlink:href="./ObjectReplacements/Object 104" xlink:type="simple" xlink:show="embed" xlink:actuate="onLoad"/></draw:frame><text:line-break/><draw:frame draw:style-name="fr1" draw:name="Object108" text:anchor-type="as-char" svg:y="0cm" svg:width="1.051cm" svg:height="0.806cm" draw:z-index="105"><draw:object xlink:href="./Object 108" xlink:type="simple" xlink:show="embed" xlink:actuate="onLoad"/><draw:image xlink:href="./ObjectReplacements/Object 108" xlink:type="simple" xlink:show="embed" xlink:actuate="onLoad"/></draw:frame><text:line-break/><draw:frame draw:style-name="fr1" draw:name="Object109" text:anchor-type="as-char" svg:y="0cm" svg:width="1.053cm" svg:height="0.806cm" draw:z-index="106"><draw:object xlink:href="./Object 109" xlink:type="simple" xlink:show="embed" xlink:actuate="onLoad"/><draw:image xlink:href="./ObjectReplacements/Object 109" xlink:type="simple" xlink:show="embed" xlink:actuate="onLoad"/></draw:frame><text:line-break/><draw:frame draw:style-name="fr1" draw:name="Object139" text:anchor-type="as-char" svg:y="0cm" svg:width="0.841cm" svg:height="1.087cm" draw:z-index="107"><draw:object xlink:href="./Object 139" xlink:type="simple" xlink:show="embed" xlink:actuate="onLoad"/><draw:image xlink:href="./ObjectReplacements/Object 139" xlink:type="simple" xlink:show="embed" xlink:actuate="onLoad"/></draw:frame><text:line-break/><draw:frame draw:style-name="fr1" draw:name="Object140" text:anchor-type="as-char" svg:y="0cm" svg:width="0.841cm" svg:height="1.087cm" draw:z-index="108"><draw:object xlink:href="./Object 140" xlink:type="simple" xlink:show="embed" xlink:actuate="onLoad"/><draw:image xlink:href="./ObjectReplacements/Object 140" xlink:type="simple" xlink:show="embed" xlink:actuate="onLoad"/></draw:frame><text:line-break/><draw:frame draw:style-name="fr1" draw:name="Object141" text:anchor-type="as-char" svg:y="0cm" svg:width="1.222cm" svg:height="0.866cm" draw:z-index="109"><draw:object xlink:href="./Object 141" xlink:type="simple" xlink:show="embed" xlink:actuate="onLoad"/><draw:image xlink:href="./ObjectReplacements/Object 141" xlink:type="simple" xlink:show="embed" xlink:actuate="onLoad"/></draw:frame><text:line-break/><draw:frame draw:style-name="fr1" draw:name="Object142" text:anchor-type="as-char" svg:y="0cm" svg:width="1.222cm" svg:height="0.866cm" draw:z-index="110"><draw:object xlink:href="./Object 142" xlink:type="simple" xlink:show="embed" xlink:actuate="onLoad"/><draw:image xlink:href="./ObjectReplacements/Object 142" xlink:type="simple" xlink:show="embed" xlink:actuate="onLoad"/></draw:frame></text:p>
      <text:h text:style-name="Heading_20_2" text:outline-level="2">Opbouw</text:h>
      <text:p text:style-name="Text_20_body"/>
      <text:p text:style-name="Text_20_body"><text:soft-page-break/><draw:frame draw:style-name="fr1" draw:name="Object100" text:anchor-type="as-char" svg:y="0cm" svg:width="1.139cm" svg:height="0.803cm" draw:z-index="92"><draw:object xlink:href="./Object 100" xlink:type="simple" xlink:show="embed" xlink:actuate="onLoad"/><draw:image xlink:href="./ObjectReplacements/Object 100" xlink:type="simple" xlink:show="embed" xlink:actuate="onLoad"/></draw:frame><text:line-break/><draw:frame draw:style-name="fr1" draw:name="Object101" text:anchor-type="as-char" svg:y="0cm" svg:width="1.439cm" svg:height="0.806cm" draw:z-index="93"><draw:object xlink:href="./Object 101" xlink:type="simple" xlink:show="embed" xlink:actuate="onLoad"/><draw:image xlink:href="./ObjectReplacements/Object 101" xlink:type="simple" xlink:show="embed" xlink:actuate="onLoad"/></draw:frame><text:line-break/><draw:frame draw:style-name="fr1" draw:name="Object102" text:anchor-type="as-char" svg:y="0cm" svg:width="0.854cm" svg:height="0.866cm" draw:z-index="94"><draw:object xlink:href="./Object 102" xlink:type="simple" xlink:show="embed" xlink:actuate="onLoad"/><draw:image xlink:href="./ObjectReplacements/Object 102" xlink:type="simple" xlink:show="embed" xlink:actuate="onLoad"/></draw:frame><text:line-break/><draw:frame draw:style-name="fr1" draw:name="Object103" text:anchor-type="as-char" svg:y="0cm" svg:width="0.986cm" svg:height="0.866cm" draw:z-index="95"><draw:object xlink:href="./Object 103" xlink:type="simple" xlink:show="embed" xlink:actuate="onLoad"/><draw:image xlink:href="./ObjectReplacements/Object 103" xlink:type="simple" xlink:show="embed" xlink:actuate="onLoad"/></draw:frame><text:line-break/><draw:frame draw:style-name="fr1" draw:name="Object105" text:anchor-type="as-char" svg:y="0cm" svg:width="1.33cm" svg:height="0.866cm" draw:z-index="111"><draw:object xlink:href="./Object 105" xlink:type="simple" xlink:show="embed" xlink:actuate="onLoad"/><draw:image xlink:href="./ObjectReplacements/Object 105" xlink:type="simple" xlink:show="embed" xlink:actuate="onLoad"/></draw:frame><text:line-break/><draw:frame draw:style-name="fr1" draw:name="Object106" text:anchor-type="as-char" svg:y="0cm" svg:width="1.958cm" svg:height="0.866cm" draw:z-index="112"><draw:object xlink:href="./Object 106" xlink:type="simple" xlink:show="embed" xlink:actuate="onLoad"/><draw:image xlink:href="./ObjectReplacements/Object 106" xlink:type="simple" xlink:show="embed" xlink:actuate="onLoad"/></draw:frame><text:line-break/><draw:frame draw:style-name="fr1" draw:name="Object107" text:anchor-type="as-char" svg:y="0cm" svg:width="1.076cm" svg:height="1.088cm" draw:z-index="113"><draw:object xlink:href="./Object 107" xlink:type="simple" xlink:show="embed" xlink:actuate="onLoad"/><draw:image xlink:href="./ObjectReplacements/Object 107" xlink:type="simple" xlink:show="embed" xlink:actuate="onLoad"/></draw:frame><text:line-break/><draw:frame draw:style-name="fr1" draw:name="Object143" text:anchor-type="as-char" svg:y="0cm" svg:width="1.191cm" svg:height="1.088cm" draw:z-index="114"><draw:object xlink:href="./Object 143" xlink:type="simple" xlink:show="embed" xlink:actuate="onLoad"/><draw:image xlink:href="./ObjectReplacements/Object 143" xlink:type="simple" xlink:show="embed" xlink:actuate="onLoad"/></draw:frame><text:line-break/><draw:frame draw:style-name="fr1" draw:name="Object110" text:anchor-type="as-char" svg:y="0cm" svg:width="1.219cm" svg:height="0.866cm" draw:z-index="115"><draw:object xlink:href="./Object 110" xlink:type="simple" xlink:show="embed" xlink:actuate="onLoad"/><draw:image xlink:href="./ObjectReplacements/Object 110" xlink:type="simple" xlink:show="embed" xlink:actuate="onLoad"/></draw:frame><text:line-break/><draw:frame draw:style-name="fr1" draw:name="Object111" text:anchor-type="as-char" svg:y="0cm" svg:width="1.882cm" svg:height="0.841cm" draw:z-index="116"><draw:object xlink:href="./Object 111" xlink:type="simple" xlink:show="embed" xlink:actuate="onLoad"/><draw:image xlink:href="./ObjectReplacements/Object 111" xlink:type="simple" xlink:show="embed" xlink:actuate="onLoad"/></draw:frame><text:line-break/><draw:frame draw:style-name="fr1" draw:name="Object112" text:anchor-type="as-char" svg:y="0cm" svg:width="4.161cm" svg:height="0.866cm" draw:z-index="117"><draw:object xlink:href="./Object 112" xlink:type="simple" xlink:show="embed" xlink:actuate="onLoad"/><draw:image xlink:href="./ObjectReplacements/Object 112" xlink:type="simple" xlink:show="embed" xlink:actuate="onLoad"/></draw:frame><text:line-break/><draw:frame draw:style-name="fr1" draw:name="Object113" text:anchor-type="as-char" svg:y="0cm" svg:width="1.787cm" svg:height="1.397cm" draw:z-index="118"><draw:object xlink:href="./Object 113" xlink:type="simple" xlink:show="embed" xlink:actuate="onLoad"/><draw:image xlink:href="./ObjectReplacements/Object 113" xlink:type="simple" xlink:show="embed" xlink:actuate="onLoad"/></draw:frame></text:p>
      <text:h text:style-name="Heading_20_1" text:outline-level="1">Speciale indices (markeringen)</text:h>
      <text:h text:style-name="Heading_20_2" text:outline-level="2">Markeringen</text:h>
      <text:h text:style-name="Heading_20_2" text:outline-level="2">Accenten en vectoren</text:h>
      <text:h text:style-name="Heading_20_1" text:outline-level="1">Lijnvormen</text:h>
      <text:h text:style-name="Heading_20_1" text:outline-level="1">Wortelvormen</text:h>
      <text:p text:style-name="Text_20_body"/>
      <text:p text:style-name="Standard"><draw:frame draw:style-name="fr1" draw:name="Object144" text:anchor-type="as-char" svg:y="0cm" svg:width="0.963cm" svg:height="0.822cm" draw:z-index="96"><draw:object xlink:href="./Object 144" xlink:type="simple" xlink:show="embed" xlink:actuate="onLoad"/><draw:image xlink:href="./ObjectReplacements/Object 144" xlink:type="simple" xlink:show="embed" xlink:actuate="onLoad"/><svg:desc>formula</svg:desc></draw:frame><text:line-break/><draw:frame draw:style-name="fr1" draw:name="Object123" text:anchor-type="as-char" svg:y="0cm" svg:width="1.637cm" svg:height="1.362cm" draw:z-index="97"><draw:object xlink:href="./Object 123" xlink:type="simple" xlink:show="embed" xlink:actuate="onLoad"/><draw:image xlink:href="./ObjectReplacements/Object 123" xlink:type="simple" xlink:show="embed" xlink:actuate="onLoad"/><svg:desc>formula</svg:desc></draw:frame><text:line-break/><draw:frame draw:style-name="fr1" draw:name="Object124" text:anchor-type="as-char" svg:y="0cm" svg:width="1.637cm" svg:height="1.362cm" draw:z-index="98"><draw:object xlink:href="./Object 124" xlink:type="simple" xlink:show="embed" xlink:actuate="onLoad"/><draw:image xlink:href="./ObjectReplacements/Object 124" xlink:type="simple" xlink:show="embed" xlink:actuate="onLoad"/><svg:desc>formula</svg:desc></draw:frame><text:line-break/><draw:frame draw:style-name="fr1" draw:name="Object125" text:anchor-type="as-char" svg:y="0cm" svg:width="3.572cm" svg:height="0.822cm" draw:z-index="99"><draw:object xlink:href="./Object 125" xlink:type="simple" xlink:show="embed" xlink:actuate="onLoad"/><draw:image xlink:href="./ObjectReplacements/Object 125" xlink:type="simple" xlink:show="embed" xlink:actuate="onLoad"/><svg:desc>formula</svg:desc></draw:frame><text:line-break/><draw:frame draw:style-name="fr1" draw:name="Object135" text:anchor-type="as-char" svg:y="0cm" svg:width="1.6cm" svg:height="0.852cm" draw:z-index="100"><draw:object xlink:href="./Object 135" xlink:type="simple" xlink:show="embed" xlink:actuate="onLoad"/><draw:image xlink:href="./ObjectReplacements/Object 135" xlink:type="simple" xlink:show="embed" xlink:actuate="onLoad"/><svg:desc>formula</svg:desc></draw:frame><text:line-break/><draw:frame draw:style-name="fr1" draw:name="Object136" text:anchor-type="as-char" svg:y="0cm" svg:width="1.833cm" svg:height="0.852cm" draw:z-index="101"><draw:object xlink:href="./Object 136" xlink:type="simple" xlink:show="embed" xlink:actuate="onLoad"/><draw:image xlink:href="./ObjectReplacements/Object 136" xlink:type="simple" xlink:show="embed" xlink:actuate="onLoad"/><svg:desc>formula</svg:desc></draw:frame><text:line-break/><draw:frame draw:style-name="fr1" draw:name="Object137" text:anchor-type="as-char" svg:y="0cm" svg:width="1.842cm" svg:height="0.852cm" draw:z-index="102"><draw:object xlink:href="./Object 137" xlink:type="simple" xlink:show="embed" xlink:actuate="onLoad"/><draw:image xlink:href="./ObjectReplacements/Object 137" xlink:type="simple" xlink:show="embed" xlink:actuate="onLoad"/><svg:desc>formula</svg:desc></draw:frame><text:line-break/><text:soft-page-break/><draw:frame draw:style-name="fr1" draw:name="Object138" text:anchor-type="as-char" svg:y="0cm" svg:width="2.235cm" svg:height="1.443cm" draw:z-index="103"><draw:object xlink:href="./Object 138" xlink:type="simple" xlink:show="embed" xlink:actuate="onLoad"/><draw:image xlink:href="./ObjectReplacements/Object 138" xlink:type="simple" xlink:show="embed" xlink:actuate="onLoad"/></draw:frame></text:p>
      <text:p text:style-name="Standard"/>
      <text:h text:style-name="Heading_20_1" text:outline-level="1">Afbreken van formules</text:h>
      <text:h text:style-name="Heading_20_1" text:outline-level="1">Meetkundig uitziende zwartschriftsymbolen</text:h>
      <text:h text:style-name="Heading_20_1" text:outline-level="1">Enkele symbolen uit de analyse</text:h>
      <text:h text:style-name="Heading_20_2" text:outline-level="2">Symbolen</text:h>
      <text:h text:style-name="Heading_20_2" text:outline-level="2">Voorbeelden</text:h>
      <text:h text:style-name="Heading_20_1" text:outline-level="1">Tabel der tekens</text:h>
      <text:h text:style-name="Heading_20_1" text:outline-level="1">Het Griekse alfabet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 style:shadow="none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.5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default-outline-level="1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0-06-10T10:19:32</meta:creation-date>
    <dc:date>2010-11-18T15:59:50.19</dc:date>
    <dc:creator>Bert Frees</dc:creator>
    <meta:editing-duration>PT23H58M02S</meta:editing-duration>
    <meta:editing-cycles>48</meta:editing-cycles>
    <meta:generator>OpenOffice.org/3.2$Win32 OpenOffice.org_project/320m18$Build-9502</meta:generator>
    <meta:document-statistic meta:table-count="0" meta:image-count="0" meta:object-count="119" meta:page-count="8" meta:paragraph-count="59" meta:word-count="122" meta:character-count="982"/>
    <meta:user-defined meta:name="[BRL]Alignment_paragraph_Title">CENTERED</meta:user-defined>
    <meta:user-defined meta:name="[BRL]CustomPaperHeight" meta:value-type="float">297</meta:user-defined>
    <meta:user-defined meta:name="[BRL]CustomPaperWidth" meta:value-type="float">210</meta:user-defined>
    <meta:user-defined meta:name="[BRL]EmbossCellsPerLine" meta:value-type="float">35</meta:user-defined>
    <meta:user-defined meta:name="[BRL]EmbossCharacterSet">EN_US</meta:user-defined>
    <meta:user-defined meta:name="[BRL]Embosser">INDEX_EVEREST</meta:user-defined>
    <meta:user-defined meta:name="[BRL]ExportCharacterSet">BRF</meta:user-defined>
    <meta:user-defined meta:name="[BRL]ExportFileType">BRF</meta:user-defined>
    <meta:user-defined meta:name="[BRL]ExportLinesPerPage" meta:value-type="float">25</meta:user-defined>
    <meta:user-defined meta:name="[BRL]ExportRectoVerso" meta:value-type="boolean">false</meta:user-defined>
    <meta:user-defined meta:name="[BRL]FirstLineIndent_paragraph_Title" meta:value-type="float">0</meta:user-defined>
    <meta:user-defined meta:name="[BRL]GenericFileType">PEF</meta:user-defined>
    <meta:user-defined meta:name="[BRL]Grade_en-US" meta:value-type="float">2</meta:user-defined>
    <meta:user-defined meta:name="[BRL]Grade_nl-BE" meta:value-type="float">1</meta:user-defined>
    <meta:user-defined meta:name="[BRL]Inherit_paragraph_Title" meta:value-type="boolean">false</meta:user-defined>
    <meta:user-defined meta:name="[BRL]KeepEmptyParagraphs_paragraph_Title" meta:value-type="boolean">true</meta:user-defined>
    <meta:user-defined meta:name="[BRL]Language_en-US">en-US</meta:user-defined>
    <meta:user-defined meta:name="[BRL]Language_nl-BE">nl-BE</meta:user-defined>
    <meta:user-defined meta:name="[BRL]LinesBelow_heading_2" meta:value-type="float">1</meta:user-defined>
    <meta:user-defined meta:name="[BRL]Math">WISKUNDE</meta:user-defined>
    <meta:user-defined meta:name="[BRL]NewBraillePage_heading_1" meta:value-type="boolean">false</meta:user-defined>
    <meta:user-defined meta:name="[BRL]PaperSize">A4</meta:user-defined>
    <meta:user-defined meta:name="[BRL]RectoVerso" meta:value-type="boolean">false</meta:user-defined>
  </office:meta>
</office:document-meta>
</file>

<file path=Object 1/content.xml><?xml version="1.0" encoding="utf-8"?>
<math xmlns="http://www.w3.org/1998/Math/MathML">
  <semantics>
    <mrow>
      <mn>2</mn>
      <mi mathvariant="italic">ax</mi>
    </mrow>
    <annotation encoding="StarMath 5.0">2 ax</annotation>
  </semantics>
</math>
</file>

<file path=Object 10/content.xml><?xml version="1.0" encoding="utf-8"?>
<math xmlns="http://www.w3.org/1998/Math/MathML">
  <semantics>
    <mi mathvariant="normal">∀</mi>
    <annotation encoding="StarMath 5.0">forall</annotation>
  </semantics>
</math>
</file>

<file path=Object 100/content.xml><?xml version="1.0" encoding="utf-8"?>
<math xmlns="http://www.w3.org/1998/Math/MathML">
  <semantics>
    <mrow>
      <msup>
        <mi>x</mi>
        <mn>2</mn>
      </msup>
      <mi>y</mi>
    </mrow>
    <annotation encoding="StarMath 5.0">x^2 y</annotation>
  </semantics>
</math>
</file>

<file path=Object 101/content.xml><?xml version="1.0" encoding="utf-8"?>
<math xmlns="http://www.w3.org/1998/Math/MathML">
  <semantics>
    <mrow>
      <msub>
        <mi>x</mi>
        <mn>1</mn>
      </msub>
      <mi>,</mi>
      <msub>
        <mi>x</mi>
        <mn>2</mn>
      </msub>
    </mrow>
    <annotation encoding="StarMath 5.0">x_1 , x_2</annotation>
  </semantics>
</math>
</file>

<file path=Object 102/content.xml><?xml version="1.0" encoding="utf-8"?>
<math xmlns="http://www.w3.org/1998/Math/MathML">
  <semantics>
    <msubsup>
      <mi>x</mi>
      <mn>2</mn>
      <mn>3</mn>
    </msubsup>
    <annotation encoding="StarMath 5.0">x_2^3</annotation>
  </semantics>
</math>
</file>

<file path=Object 103/content.xml><?xml version="1.0" encoding="utf-8"?>
<math xmlns="http://www.w3.org/1998/Math/MathML">
  <semantics>
    <msup>
      <msub>
        <mi>x</mi>
        <mn>2</mn>
      </msub>
      <mn>3</mn>
    </msup>
    <annotation encoding="StarMath 5.0">{x_2}^3</annotation>
  </semantics>
</math>
</file>

<file path=Object 104/content.xml><?xml version="1.0" encoding="utf-8"?>
<math xmlns="http://www.w3.org/1998/Math/MathML">
  <semantics>
    <mmultiscripts>
      <mi>x</mi>
      <mi>m</mi>
      <none/>
      <mprescripts/>
      <mi>n</mi>
      <none/>
    </mmultiscripts>
    <annotation encoding="StarMath 5.0">x lsub{n} _m</annotation>
  </semantics>
</math>
</file>

<file path=Object 105/content.xml><?xml version="1.0" encoding="utf-8"?>
<math xmlns="http://www.w3.org/1998/Math/MathML">
  <semantics>
    <mrow>
      <msub>
        <mi>x</mi>
        <mi>p</mi>
      </msub>
      <msup>
        <mi>y</mi>
        <mi>q</mi>
      </msup>
    </mrow>
    <annotation encoding="StarMath 5.0">x_p y^q</annotation>
  </semantics>
</math>
</file>

<file path=Object 106/content.xml><?xml version="1.0" encoding="utf-8"?>
<math xmlns="http://www.w3.org/1998/Math/MathML">
  <semantics>
    <mrow>
      <msub>
        <mi>a</mi>
        <mrow>
          <mi>n</mi>
          <mi mathvariant="normal">−</mi>
          <mn>1</mn>
        </mrow>
      </msub>
      <msup>
        <mi>x</mi>
        <mrow>
          <mi>n</mi>
          <mi mathvariant="normal">−</mi>
          <mn>1</mn>
        </mrow>
      </msup>
    </mrow>
    <annotation encoding="StarMath 5.0">a_{n-1} x^{n-1}</annotation>
  </semantics>
</math>
</file>

<file path=Object 107/content.xml><?xml version="1.0" encoding="utf-8"?>
<math xmlns="http://www.w3.org/1998/Math/MathML">
  <semantics>
    <msup>
      <mi>x</mi>
      <mrow>
        <mfrac>
          <mn>1</mn>
          <mn>2</mn>
        </mfrac>
        <mi>y</mi>
      </mrow>
    </msup>
    <annotation encoding="StarMath 5.0">x^{1 over 2 y }</annotation>
  </semantics>
</math>
</file>

<file path=Object 108/content.xml><?xml version="1.0" encoding="utf-8"?>
<math xmlns="http://www.w3.org/1998/Math/MathML">
  <semantics>
    <mmultiscripts>
      <msub>
        <mi>x</mi>
        <mi>m</mi>
      </msub>
      <mprescripts/>
      <mi>n</mi>
      <none/>
    </mmultiscripts>
    <annotation encoding="StarMath 5.0">{x _m} lsub{n} </annotation>
  </semantics>
</math>
</file>

<file path=Object 109/content.xml><?xml version="1.0" encoding="utf-8"?>
<math xmlns="http://www.w3.org/1998/Math/MathML">
  <semantics>
    <msub>
      <mmultiscripts>
        <mi>x</mi>
        <mprescripts/>
        <mi>n</mi>
        <none/>
      </mmultiscripts>
      <mi>m</mi>
    </msub>
    <annotation encoding="StarMath 5.0">{{x} lsub{n} }_m</annotation>
  </semantics>
</math>
</file>

<file path=Object 11/content.xml><?xml version="1.0" encoding="utf-8"?>
<math xmlns="http://www.w3.org/1998/Math/MathML">
  <semantics>
    <mi mathvariant="normal">∞</mi>
    <annotation encoding="StarMath 5.0">infinity </annotation>
  </semantics>
</math>
</file>

<file path=Object 110/content.xml><?xml version="1.0" encoding="utf-8"?>
<math xmlns="http://www.w3.org/1998/Math/MathML">
  <semantics>
    <msubsup>
      <mi>a</mi>
      <mrow>
        <mi>x</mi>
        <mo stretchy="false">+</mo>
        <mi>y</mi>
      </mrow>
      <mi>z</mi>
    </msubsup>
    <annotation encoding="StarMath 5.0">a^z _{x+y}</annotation>
  </semantics>
</math>
</file>

<file path=Object 111/content.xml><?xml version="1.0" encoding="utf-8"?>
<math xmlns="http://www.w3.org/1998/Math/MathML">
  <semantics>
    <mrow>
      <msub>
        <mi>a</mi>
        <mrow>
          <msup>
            <mi>x</mi>
            <mn>2</mn>
          </msup>
          <mo stretchy="false">+</mo>
          <mi>y</mi>
        </mrow>
      </msub>
      <mo stretchy="false">+</mo>
      <mi>b</mi>
    </mrow>
    <annotation encoding="StarMath 5.0">a_{x^2+y}+b</annotation>
  </semantics>
</math>
</file>

<file path=Object 112/content.xml><?xml version="1.0" encoding="utf-8"?>
<math xmlns="http://www.w3.org/1998/Math/MathML">
  <semantics>
    <mrow>
      <msubsup>
        <mi>f</mi>
        <mi>i</mi>
        <mi>j</mi>
      </msubsup>
      <mrow>
        <mrow>
          <mo stretchy="false">(</mo>
          <mi>x</mi>
          <mo stretchy="false">)</mo>
        </mrow>
        <mi mathvariant="normal">=</mi>
        <msubsup>
          <mi>a</mi>
          <mi>i</mi>
          <mi>j</mi>
        </msubsup>
      </mrow>
      <mrow>
        <mo stretchy="false">(</mo>
        <mi>x</mi>
        <mo stretchy="false">)</mo>
      </mrow>
      <msubsup>
        <mi>a</mi>
        <mrow>
          <mi>i</mi>
          <mo stretchy="false">+</mo>
          <mn>1</mn>
        </mrow>
        <mrow>
          <mi>j</mi>
          <mo stretchy="false">+</mo>
          <mn>1</mn>
        </mrow>
      </msubsup>
      <mrow>
        <mo stretchy="false">(</mo>
        <mi>x</mi>
        <mo stretchy="false">)</mo>
      </mrow>
    </mrow>
    <annotation encoding="StarMath 5.0">f_i^j(x)=a^j_i(x)a^{j+1}_{i+1}(x)</annotation>
  </semantics>
</math>
</file>

<file path=Object 113/content.xml><?xml version="1.0" encoding="utf-8"?>
<math xmlns="http://www.w3.org/1998/Math/MathML">
  <semantics>
    <mfrac>
      <mi>t</mi>
      <mrow>
        <msubsup>
          <mi>x</mi>
          <mi>i</mi>
          <mi>m</mi>
        </msubsup>
        <mo stretchy="false">+</mo>
        <msubsup>
          <mi>x</mi>
          <mi>j</mi>
          <mi>m</mi>
        </msubsup>
      </mrow>
    </mfrac>
    <annotation encoding="StarMath 5.0">t over {x_i^m + x_j^m}</annotation>
  </semantics>
</math>
</file>

<file path=Object 12/content.xml><?xml version="1.0" encoding="utf-8"?>
<math xmlns="http://www.w3.org/1998/Math/MathML">
  <semantics>
    <mrow>
      <mn>3</mn>
      <mrow>
        <mi>!</mi>
        <mi mathvariant="normal">=</mi>
        <mrow>
          <mrow>
            <mn>1</mn>
            <mi mathvariant="normal">×</mi>
            <mn>2</mn>
          </mrow>
          <mi mathvariant="normal">×</mi>
          <mn>3</mn>
        </mrow>
      </mrow>
    </mrow>
    <annotation encoding="StarMath 5.0">3! = 1 times 2 times 3</annotation>
  </semantics>
</math>
</file>

<file path=Object 123/content.xml><?xml version="1.0" encoding="utf-8"?>
<math xmlns="http://www.w3.org/1998/Math/MathML">
  <semantics>
    <msqrt>
      <mrow>
        <mfrac>
          <mn>3</mn>
          <mn>4</mn>
        </mfrac>
        <mi mathvariant="normal">−</mi>
        <mn>2</mn>
      </mrow>
    </msqrt>
    <annotation encoding="StarMath 5.0">sqrt{3 over 4 -2}</annotation>
  </semantics>
</math>
</file>

<file path=Object 124/content.xml><?xml version="1.0" encoding="utf-8"?>
<math xmlns="http://www.w3.org/1998/Math/MathML">
  <semantics>
    <mrow>
      <msqrt>
        <mfrac>
          <mn>3</mn>
          <mn>4</mn>
        </mfrac>
      </msqrt>
      <mi mathvariant="normal">−</mi>
      <mn>2</mn>
    </mrow>
    <annotation encoding="StarMath 5.0">sqrt {3 over 4} -2</annotation>
  </semantics>
</math>
</file>

<file path=Object 125/content.xml><?xml version="1.0" encoding="utf-8"?>
<math xmlns="http://www.w3.org/1998/Math/MathML">
  <semantics>
    <mrow>
      <msqrt>
        <mrow>
          <mi mathvariant="italic">ab</mi>
          <msqrt>
            <mi>c</mi>
          </msqrt>
        </mrow>
      </msqrt>
      <mi mathvariant="normal">=</mi>
      <mrow>
        <msqrt>
          <mi mathvariant="italic">ab</mi>
        </msqrt>
        <mi mathvariant="normal">×</mi>
        <mroot>
          <mi>c</mi>
          <mn>4</mn>
        </mroot>
      </mrow>
    </mrow>
    <annotation encoding="StarMath 5.0">sqrt{ab sqrt c} = sqrt{ab} times nroot{4}{c} </annotation>
  </semantics>
</math>
</file>

<file path=Object 13/content.xml><?xml version="1.0" encoding="utf-8"?>
<math xmlns="http://www.w3.org/1998/Math/MathML">
  <semantics>
    <mrow>
      <mi>z</mi>
      <mrow>
        <mo stretchy="false">(</mo>
        <mrow>
          <mi>cos</mi>
          <mo stretchy="false">α</mo>
          <mi>,</mi>
          <mi>sin</mi>
          <mo stretchy="false">α</mo>
        </mrow>
        <mo stretchy="false">)</mo>
      </mrow>
    </mrow>
    <annotation encoding="StarMath 5.0">z(cos %alpha, sin %alpha)</annotation>
  </semantics>
</math>
</file>

<file path=Object 135/content.xml><?xml version="1.0" encoding="utf-8"?>
<math xmlns="http://www.w3.org/1998/Math/MathML">
  <semantics>
    <mroot>
      <msup>
        <mi>a</mi>
        <mrow>
          <mn>2n</mn>
          <mo stretchy="false">+</mo>
          <mn>4</mn>
        </mrow>
      </msup>
      <mn>6</mn>
    </mroot>
    <annotation encoding="StarMath 5.0">nroot 6 {a^{2n+4}}</annotation>
  </semantics>
</math>
</file>

<file path=Object 136/content.xml><?xml version="1.0" encoding="utf-8"?>
<math xmlns="http://www.w3.org/1998/Math/MathML">
  <semantics>
    <mrow>
      <mroot>
        <msup>
          <mi>a</mi>
          <mn>2n</mn>
        </msup>
        <mn>4</mn>
      </mroot>
      <mo stretchy="false">+</mo>
      <mn>4</mn>
    </mrow>
    <annotation encoding="StarMath 5.0">nroot 4 {a^{2n}} +4</annotation>
  </semantics>
</math>
</file>

<file path=Object 137/content.xml><?xml version="1.0" encoding="utf-8"?>
<math xmlns="http://www.w3.org/1998/Math/MathML">
  <semantics>
    <mroot>
      <mrow>
        <msup>
          <mi>a</mi>
          <mn>2n</mn>
        </msup>
        <mo stretchy="false">+</mo>
        <mn>4</mn>
      </mrow>
      <mi>p</mi>
    </mroot>
    <annotation encoding="StarMath 5.0">nroot p {a^{2n}+4}</annotation>
  </semantics>
</math>
</file>

<file path=Object 138/content.xml><?xml version="1.0" encoding="utf-8"?>
<math xmlns="http://www.w3.org/1998/Math/MathML">
  <semantics>
    <mfrac>
      <mi>t</mi>
      <mrow>
        <msqrt>
          <msubsup>
            <mi>a</mi>
            <mi>p</mi>
            <mi>n</mi>
          </msubsup>
        </msqrt>
        <mo stretchy="false">+</mo>
        <msqrt>
          <msubsup>
            <mi>a</mi>
            <mi>q</mi>
            <mi>n</mi>
          </msubsup>
        </msqrt>
      </mrow>
    </mfrac>
    <annotation encoding="StarMath 5.0">t over {sqrt{a^n_p}+sqrt{a^n_q}}</annotation>
  </semantics>
</math>
</file>

<file path=Object 139/content.xml><?xml version="1.0" encoding="utf-8"?>
<math xmlns="http://www.w3.org/1998/Math/MathML">
  <semantics>
    <mover>
      <mmultiscripts>
        <mi>x</mi>
        <mprescripts/>
        <mi>n</mi>
        <none/>
      </mmultiscripts>
      <mi>m</mi>
    </mover>
    <annotation encoding="StarMath 5.0">{{x} lsub{n} } csup{m}</annotation>
  </semantics>
</math>
</file>

<file path=Object 14/content.xml><?xml version="1.0" encoding="utf-8"?>
<math xmlns="http://www.w3.org/1998/Math/MathML">
  <semantics>
    <mrow>
      <mtext>is</mtext>
      <mrow>
        <mrow>
          <mn>2</mn>
          <mo stretchy="false">+</mo>
          <mn>3</mn>
        </mrow>
        <mi mathvariant="normal">=</mi>
        <mn>5</mn>
      </mrow>
      <mtext>?</mtext>
    </mrow>
    <annotation encoding="StarMath 5.0">"is" 2 + 3 = 5 "?"</annotation>
  </semantics>
</math>
</file>

<file path=Object 140/content.xml><?xml version="1.0" encoding="utf-8"?>
<math xmlns="http://www.w3.org/1998/Math/MathML">
  <semantics>
    <mmultiscripts>
      <mover>
        <mi>x</mi>
        <mi>m</mi>
      </mover>
      <mprescripts/>
      <mi>n</mi>
      <none/>
    </mmultiscripts>
    <annotation encoding="StarMath 5.0">{{x csup{m} } lsub{n} } </annotation>
  </semantics>
</math>
</file>

<file path=Object 141/content.xml><?xml version="1.0" encoding="utf-8"?>
<math xmlns="http://www.w3.org/1998/Math/MathML">
  <semantics>
    <msup>
      <msub>
        <msup>
          <mi>x</mi>
          <mi>n</mi>
        </msup>
        <mi>m</mi>
      </msub>
      <mi>p</mi>
    </msup>
    <annotation encoding="StarMath 5.0">{{x sup{n} }sub {m} }sup {p}</annotation>
  </semantics>
</math>
</file>

<file path=Object 142/content.xml><?xml version="1.0" encoding="utf-8"?>
<math xmlns="http://www.w3.org/1998/Math/MathML">
  <semantics>
    <msubsup>
      <mmultiscripts>
        <mi>x</mi>
        <mi>m</mi>
        <none/>
        <mprescripts/>
        <none/>
        <mi>n</mi>
      </mmultiscripts>
      <mi>q</mi>
      <mi>p</mi>
    </msubsup>
    <annotation encoding="StarMath 5.0">{x lsup{n} _{m} }^{p} _{q}</annotation>
  </semantics>
</math>
</file>

<file path=Object 143/content.xml><?xml version="1.0" encoding="utf-8"?>
<math xmlns="http://www.w3.org/1998/Math/MathML">
  <semantics>
    <mrow>
      <msup>
        <mi>x</mi>
        <mfrac>
          <mn>1</mn>
          <mn>2</mn>
        </mfrac>
      </msup>
      <mi>y</mi>
    </mrow>
    <annotation encoding="StarMath 5.0">x^{1 over 2}y</annotation>
  </semantics>
</math>
</file>

<file path=Object 144/content.xml><?xml version="1.0" encoding="utf-8"?>
<math xmlns="http://www.w3.org/1998/Math/MathML">
  <semantics>
    <mroot>
      <mi>a</mi>
    </mroot>
    <annotation encoding="StarMath 5.0">nroot {}{a}</annotation>
  </semantics>
</math>
</file>

<file path=Object 145/content.xml><?xml version="1.0" encoding="utf-8"?>
<math xmlns="http://www.w3.org/1998/Math/MathML">
  <semantics>
    <mrow>
      <mn>2</mn>
      <mi mathvariant="italic">xa</mi>
    </mrow>
    <annotation encoding="StarMath 5.0">2 xa</annotation>
  </semantics>
</math>
</file>

<file path=Object 146/content.xml><?xml version="1.0" encoding="utf-8"?>
<math xmlns="http://www.w3.org/1998/Math/MathML">
  <semantics>
    <mrow>
      <mn>2</mn>
      <mi mathvariant="italic">Ax</mi>
    </mrow>
    <annotation encoding="StarMath 5.0">2 Ax</annotation>
  </semantics>
</math>
</file>

<file path=Object 15/content.xml><?xml version="1.0" encoding="utf-8"?>
<math xmlns="http://www.w3.org/1998/Math/MathML">
  <semantics>
    <mn>3.462,25</mn>
    <annotation encoding="StarMath 5.0">3.462,25</annotation>
  </semantics>
</math>
</file>

<file path=Object 16/content.xml><?xml version="1.0" encoding="utf-8"?>
<math xmlns="http://www.w3.org/1998/Math/MathML">
  <semantics>
    <mrow>
      <mi>a</mi>
      <mo stretchy="false">+</mo>
      <mi>b</mi>
    </mrow>
    <annotation encoding="StarMath 5.0">a+b</annotation>
  </semantics>
</math>
</file>

<file path=Object 17/content.xml><?xml version="1.0" encoding="utf-8"?>
<math xmlns="http://www.w3.org/1998/Math/MathML">
  <semantics>
    <mrow>
      <mo stretchy="false">α</mo>
      <mi mathvariant="normal">−</mi>
      <mo stretchy="false">β</mo>
    </mrow>
    <annotation encoding="StarMath 5.0">%alpha - %beta</annotation>
  </semantics>
</math>
</file>

<file path=Object 18/content.xml><?xml version="1.0" encoding="utf-8"?>
<math xmlns="http://www.w3.org/1998/Math/MathML">
  <semantics>
    <mrow>
      <mi mathvariant="normal">±</mi>
      <msqrt>
        <mn>2</mn>
      </msqrt>
    </mrow>
    <annotation encoding="StarMath 5.0">+-sqrt{2}  </annotation>
  </semantics>
</math>
</file>

<file path=Object 22/content.xml><?xml version="1.0" encoding="utf-8"?>
<math xmlns="http://www.w3.org/1998/Math/MathML">
  <semantics>
    <mrow>
      <mo stretchy="false">(</mo>
      <mrow>
        <mi>a</mi>
        <mi>,</mi>
        <mi>b</mi>
      </mrow>
      <mo stretchy="false">)</mo>
    </mrow>
    <annotation encoding="StarMath 5.0">(a,b)</annotation>
  </semantics>
</math>
</file>

<file path=Object 23/content.xml><?xml version="1.0" encoding="utf-8"?>
<math xmlns="http://www.w3.org/1998/Math/MathML">
  <semantics>
    <mfenced open="[" close="[">
      <mi mathvariant="italic">xy</mi>
    </mfenced>
    <annotation encoding="StarMath 5.0">left [ xy right [</annotation>
  </semantics>
</math>
</file>

<file path=Object 24/content.xml><?xml version="1.0" encoding="utf-8"?>
<math xmlns="http://www.w3.org/1998/Math/MathML">
  <semantics>
    <mrow>
      <mi stretchy="false" mathvariant="normal">{</mi>
      <mrow>
        <mrow>
          <mi>x</mi>
          <mi mathvariant="normal">∣</mi>
          <mi>x</mi>
        </mrow>
        <mi mathvariant="normal">∈</mi>
        <mi mathvariant="normal">ℕ</mi>
      </mrow>
      <mi stretchy="false" mathvariant="normal">}</mi>
    </mrow>
    <annotation encoding="StarMath 5.0">lbrace x divides x in setN rbrace </annotation>
  </semantics>
</math>
</file>

<file path=Object 25/content.xml><?xml version="1.0" encoding="utf-8"?>
<math xmlns="http://www.w3.org/1998/Math/MathML">
  <semantics>
    <mrow>
      <mi>x</mi>
      <mi mathvariant="normal">≤</mi>
      <mi>y</mi>
    </mrow>
    <annotation encoding="StarMath 5.0">x &lt;= y</annotation>
  </semantics>
</math>
</file>

<file path=Object 26/content.xml><?xml version="1.0" encoding="utf-8"?>
<math xmlns="http://www.w3.org/1998/Math/MathML">
  <semantics>
    <mi mathvariant="normal">ℤ</mi>
    <annotation encoding="StarMath 5.0">setZ
</annotation>
  </semantics>
</math>
</file>

<file path=Object 27/content.xml><?xml version="1.0" encoding="utf-8"?>
<math xmlns="http://www.w3.org/1998/Math/MathML">
  <semantics>
    <mi mathvariant="normal">ℚ</mi>
    <annotation encoding="StarMath 5.0">setQ</annotation>
  </semantics>
</math>
</file>

<file path=Object 28/content.xml><?xml version="1.0" encoding="utf-8"?>
<math xmlns="http://www.w3.org/1998/Math/MathML">
  <semantics>
    <mi mathvariant="normal">ℝ</mi>
    <annotation encoding="StarMath 5.0">setR</annotation>
  </semantics>
</math>
</file>

<file path=Object 29/content.xml><?xml version="1.0" encoding="utf-8"?>
<math xmlns="http://www.w3.org/1998/Math/MathML">
  <semantics>
    <mi mathvariant="normal">∃</mi>
    <annotation encoding="StarMath 5.0">exists</annotation>
  </semantics>
</math>
</file>

<file path=Object 3/content.xml><?xml version="1.0" encoding="utf-8"?>
<math xmlns="http://www.w3.org/1998/Math/MathML">
  <semantics>
    <mrow>
      <mi>sin</mi>
      <mi>a</mi>
    </mrow>
    <annotation encoding="StarMath 5.0">sin a</annotation>
  </semantics>
</math>
</file>

<file path=Object 30/content.xml><?xml version="1.0" encoding="utf-8"?>
<math xmlns="http://www.w3.org/1998/Math/MathML">
  <semantics>
    <mi mathvariant="normal">ℜ</mi>
    <annotation encoding="StarMath 5.0">Re </annotation>
  </semantics>
</math>
</file>

<file path=Object 31/content.xml><?xml version="1.0" encoding="utf-8"?>
<math xmlns="http://www.w3.org/1998/Math/MathML">
  <semantics>
    <mrow>
      <mo stretchy="false">(</mo>
      <mrow>
        <mn>2,5</mn>
        <mi>;</mi>
        <mn>6,20</mn>
      </mrow>
      <mo stretchy="false">)</mo>
    </mrow>
    <annotation encoding="StarMath 5.0">(2,5; 6,20)</annotation>
  </semantics>
</math>
</file>

<file path=Object 32/content.xml><?xml version="1.0" encoding="utf-8"?>
<math xmlns="http://www.w3.org/1998/Math/MathML">
  <semantics>
    <mrow>
      <mi>log</mi>
      <mi mathvariant="italic">ax</mi>
    </mrow>
    <annotation encoding="StarMath 5.0">log ax</annotation>
  </semantics>
</math>
</file>

<file path=Object 33/content.xml><?xml version="1.0" encoding="utf-8"?>
<math xmlns="http://www.w3.org/1998/Math/MathML">
  <semantics>
    <mrow>
      <mi>A</mi>
      <mi mathvariant="normal">×</mi>
      <mi>B</mi>
    </mrow>
    <annotation encoding="StarMath 5.0">A times B</annotation>
  </semantics>
</math>
</file>

<file path=Object 34/content.xml><?xml version="1.0" encoding="utf-8"?>
<math xmlns="http://www.w3.org/1998/Math/MathML">
  <semantics>
    <mi mathvariant="normal">ℂ</mi>
    <annotation encoding="StarMath 5.0">setC</annotation>
  </semantics>
</math>
</file>

<file path=Object 36/content.xml><?xml version="1.0" encoding="utf-8"?>
<math xmlns="http://www.w3.org/1998/Math/MathML">
  <semantics>
    <mrow>
      <mi>A</mi>
      <mi mathvariant="normal">⋅</mi>
      <mi>B</mi>
    </mrow>
    <annotation encoding="StarMath 5.0">A cdot B</annotation>
  </semantics>
</math>
</file>

<file path=Object 37/content.xml><?xml version="1.0" encoding="utf-8"?>
<math xmlns="http://www.w3.org/1998/Math/MathML">
  <semantics>
    <mrow>
      <mi>x</mi>
      <mi mathvariant="normal">÷</mi>
      <mi>y</mi>
    </mrow>
    <annotation encoding="StarMath 5.0">x div y</annotation>
  </semantics>
</math>
</file>

<file path=Object 38/content.xml><?xml version="1.0" encoding="utf-8"?>
<math xmlns="http://www.w3.org/1998/Math/MathML">
  <semantics>
    <mrow>
      <mi>a</mi>
      <mi mathvariant="normal">∗</mi>
      <mi>b</mi>
    </mrow>
    <annotation encoding="StarMath 5.0">a*b</annotation>
  </semantics>
</math>
</file>

<file path=Object 39/content.xml><?xml version="1.0" encoding="utf-8"?>
<math xmlns="http://www.w3.org/1998/Math/MathML">
  <semantics>
    <mrow>
      <mo stretchy="false">α</mo>
      <mi mathvariant="normal">=</mi>
      <mo stretchy="false">β</mo>
    </mrow>
    <annotation encoding="StarMath 5.0">%alpha=%beta</annotation>
  </semantics>
</math>
</file>

<file path=Object 4/content.xml><?xml version="1.0" encoding="utf-8"?>
<math xmlns="http://www.w3.org/1998/Math/MathML">
  <semantics>
    <mrow>
      <mo stretchy="false">α</mo>
      <mi>x</mi>
    </mrow>
    <annotation encoding="StarMath 5.0">%alpha x</annotation>
  </semantics>
</math>
</file>

<file path=Object 40/content.xml><?xml version="1.0" encoding="utf-8"?>
<math xmlns="http://www.w3.org/1998/Math/MathML">
  <semantics>
    <mrow>
      <mrow>
        <mi>y</mi>
        <mi mathvariant="normal">≡</mi>
        <mrow>
          <msup>
            <mi>x</mi>
            <mn>2</mn>
          </msup>
          <mo stretchy="false">+</mo>
          <mn>5</mn>
        </mrow>
      </mrow>
      <mi mathvariant="normal">=</mi>
      <mn>0</mn>
    </mrow>
    <annotation encoding="StarMath 5.0">y equiv x^2+5=0</annotation>
  </semantics>
</math>
</file>

<file path=Object 41/content.xml><?xml version="1.0" encoding="utf-8"?>
<math xmlns="http://www.w3.org/1998/Math/MathML">
  <semantics>
    <mrow>
      <mn>5</mn>
      <mo stretchy="false">&lt;</mo>
      <mn>6</mn>
    </mrow>
    <annotation encoding="StarMath 5.0">5&lt;6</annotation>
  </semantics>
</math>
</file>

<file path=Object 42/content.xml><?xml version="1.0" encoding="utf-8"?>
<math xmlns="http://www.w3.org/1998/Math/MathML">
  <semantics>
    <mrow>
      <mi>x</mi>
      <mo stretchy="false">≤</mo>
      <mi>y</mi>
    </mrow>
    <annotation encoding="StarMath 5.0">x leslant y</annotation>
  </semantics>
</math>
</file>

<file path=Object 43/content.xml><?xml version="1.0" encoding="utf-8"?>
<math xmlns="http://www.w3.org/1998/Math/MathML">
  <semantics>
    <mrow>
      <mn>2</mn>
      <mo stretchy="false">&gt;</mo>
      <msqrt>
        <mi>a</mi>
      </msqrt>
    </mrow>
    <annotation encoding="StarMath 5.0">2&gt;sqrt{a}</annotation>
  </semantics>
</math>
</file>

<file path=Object 44/content.xml><?xml version="1.0" encoding="utf-8"?>
<math xmlns="http://www.w3.org/1998/Math/MathML">
  <semantics>
    <mrow>
      <mi>x</mi>
      <mi mathvariant="normal">≥</mi>
      <mi>y</mi>
    </mrow>
    <annotation encoding="StarMath 5.0">x &gt;= y</annotation>
  </semantics>
</math>
</file>

<file path=Object 45/content.xml><?xml version="1.0" encoding="utf-8"?>
<math xmlns="http://www.w3.org/1998/Math/MathML">
  <semantics>
    <mrow>
      <mi>x</mi>
      <mo stretchy="false">≥</mo>
      <mi>y</mi>
    </mrow>
    <annotation encoding="StarMath 5.0">x geslant  y</annotation>
  </semantics>
</math>
</file>

<file path=Object 46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n>2x</mn>
                <mo stretchy="false">+</mo>
                <mn>3y</mn>
              </mrow>
              <mi mathvariant="normal">=</mi>
              <mn>14</mn>
            </mrow>
          </mtd>
        </mtr>
        <mtr>
          <mtd>
            <mrow>
              <mrow>
                <mi>x</mi>
                <mi mathvariant="normal">−</mi>
                <mn>2y</mn>
              </mrow>
              <mi mathvariant="normal">=</mi>
              <mn>0</mn>
            </mrow>
          </mtd>
        </mtr>
      </mtable>
    </mrow>
    <annotation encoding="StarMath 5.0">left lbrace stack{2x+3y = 14 # x-2y = 0} right none</annotation>
  </semantics>
</math>
</file>

<file path=Object 47/content.xml><?xml version="1.0" encoding="utf-8"?>
<math xmlns="http://www.w3.org/1998/Math/MathML">
  <semantics>
    <mrow>
      <mn>1</mn>
      <mi mathvariant="normal">∈</mi>
      <mi mathvariant="normal">ℕ</mi>
    </mrow>
    <annotation encoding="StarMath 5.0">1 in setN</annotation>
  </semantics>
</math>
</file>

<file path=Object 48/content.xml><?xml version="1.0" encoding="utf-8"?>
<math xmlns="http://www.w3.org/1998/Math/MathML">
  <semantics>
    <mrow>
      <mi>A</mi>
      <mi mathvariant="normal">∋</mi>
      <mi>a</mi>
    </mrow>
    <annotation encoding="StarMath 5.0">A owns a</annotation>
  </semantics>
</math>
</file>

<file path=Object 49/content.xml><?xml version="1.0" encoding="utf-8"?>
<math xmlns="http://www.w3.org/1998/Math/MathML">
  <semantics>
    <mrow>
      <mi mathvariant="normal">ℚ</mi>
      <mi mathvariant="normal">⊂</mi>
      <mi mathvariant="normal">ℝ</mi>
    </mrow>
    <annotation encoding="StarMath 5.0">setQ subset setR</annotation>
  </semantics>
</math>
</file>

<file path=Object 5/content.xml><?xml version="1.0" encoding="utf-8"?>
<math xmlns="http://www.w3.org/1998/Math/MathML">
  <semantics>
    <mrow>
      <mi>A</mi>
      <mi mathvariant="normal">∥</mi>
      <mi>B</mi>
    </mrow>
    <annotation encoding="StarMath 5.0">A  parallel B</annotation>
  </semantics>
</math>
</file>

<file path=Object 50/content.xml><?xml version="1.0" encoding="utf-8"?>
<math xmlns="http://www.w3.org/1998/Math/MathML">
  <semantics>
    <mrow>
      <mi mathvariant="normal">ℕ</mi>
      <mi mathvariant="normal">⊆</mi>
      <msup>
        <mi mathvariant="normal">ℤ</mi>
        <mrow>
          <mo stretchy="false">+</mo>
        </mrow>
      </msup>
    </mrow>
    <annotation encoding="StarMath 5.0">setN subseteq setZ ^ +{}</annotation>
  </semantics>
</math>
</file>

<file path=Object 51/content.xml><?xml version="1.0" encoding="utf-8"?>
<math xmlns="http://www.w3.org/1998/Math/MathML">
  <semantics>
    <mrow>
      <mi>A</mi>
      <mi mathvariant="normal">⊃</mi>
      <mi mathvariant="normal">∅</mi>
    </mrow>
    <annotation encoding="StarMath 5.0">A supset emptyset</annotation>
  </semantics>
</math>
</file>

<file path=Object 52/content.xml><?xml version="1.0" encoding="utf-8"?>
<math xmlns="http://www.w3.org/1998/Math/MathML">
  <semantics>
    <mrow>
      <mi>A</mi>
      <mi mathvariant="normal">⊇</mi>
      <mi>A</mi>
    </mrow>
    <annotation encoding="StarMath 5.0">A supseteq  A</annotation>
  </semantics>
</math>
</file>

<file path=Object 53/content.xml><?xml version="1.0" encoding="utf-8"?>
<math xmlns="http://www.w3.org/1998/Math/MathML">
  <semantics>
    <mrow>
      <mi>X</mi>
      <mi mathvariant="normal">∩</mi>
      <mi>Y</mi>
    </mrow>
    <annotation encoding="StarMath 5.0">X intersection Y</annotation>
  </semantics>
</math>
</file>

<file path=Object 54/content.xml><?xml version="1.0" encoding="utf-8"?>
<math xmlns="http://www.w3.org/1998/Math/MathML">
  <semantics>
    <mrow>
      <mrow>
        <mi mathvariant="normal">ℕ</mi>
        <mi mathvariant="normal">∖</mi>
        <mrow>
          <mi stretchy="false" mathvariant="normal">{</mi>
          <mn>0</mn>
          <mi stretchy="false" mathvariant="normal">}</mi>
        </mrow>
      </mrow>
      <mi mathvariant="normal">=</mi>
      <msub>
        <mi mathvariant="normal">ℕ</mi>
        <mi>O</mi>
      </msub>
    </mrow>
    <annotation encoding="StarMath 5.0">setN setminus lbrace 0 rbrace = setN_{O}</annotation>
  </semantics>
</math>
</file>

<file path=Object 55/content.xml><?xml version="1.0" encoding="utf-8"?>
<math xmlns="http://www.w3.org/1998/Math/MathML">
  <semantics>
    <mrow>
      <mi>m</mi>
      <mi mathvariant="normal">/</mi>
      <msup>
        <mi mathvariant="italic">sec</mi>
        <mn>2</mn>
      </msup>
    </mrow>
    <annotation encoding="StarMath 5.0">m / sec^2</annotation>
  </semantics>
</math>
</file>

<file path=Object 56/content.xml><?xml version="1.0" encoding="utf-8"?>
<math xmlns="http://www.w3.org/1998/Math/MathML">
  <semantics>
    <mrow>
      <mi>A</mi>
      <mi mathvariant="normal">∥</mi>
      <mi>B</mi>
    </mrow>
    <annotation encoding="StarMath 5.0">A parallel B</annotation>
  </semantics>
</math>
</file>

<file path=Object 57/content.xml><?xml version="1.0" encoding="utf-8"?>
<math xmlns="http://www.w3.org/1998/Math/MathML">
  <semantics>
    <mrow>
      <mi>p</mi>
      <mi mathvariant="normal">:</mi>
      <mrow>
        <mi>A</mi>
        <mo stretchy="false">→</mo>
        <mi>B</mi>
      </mrow>
    </mrow>
    <annotation encoding="StarMath 5.0">p : A toward B</annotation>
  </semantics>
</math>
</file>

<file path=Object 58/content.xml><?xml version="1.0" encoding="utf-8"?>
<math xmlns="http://www.w3.org/1998/Math/MathML">
  <semantics>
    <mrow>
      <mi>A</mi>
      <mi mathvariant="normal">∪</mi>
      <mi>B</mi>
    </mrow>
    <annotation encoding="StarMath 5.0">A union B</annotation>
  </semantics>
</math>
</file>

<file path=Object 59/content.xml><?xml version="1.0" encoding="utf-8"?>
<math xmlns="http://www.w3.org/1998/Math/MathML">
  <semantics>
    <mrow>
      <mi>A</mi>
      <mi mathvariant="normal">/</mi>
      <mi>B</mi>
    </mrow>
    <annotation encoding="StarMath 5.0">A slash B</annotation>
  </semantics>
</math>
</file>

<file path=Object 6/content.xml><?xml version="1.0" encoding="utf-8"?>
<math xmlns="http://www.w3.org/1998/Math/MathML">
  <semantics>
    <mi mathvariant="italic">XXIV</mi>
    <annotation encoding="StarMath 5.0">XXIV</annotation>
  </semantics>
</math>
</file>

<file path=Object 60/content.xml><?xml version="1.0" encoding="utf-8"?>
<math xmlns="http://www.w3.org/1998/Math/MathML">
  <semantics>
    <mrow>
      <mi>x</mi>
      <mo stretchy="false">←</mo>
      <mi>y</mi>
    </mrow>
    <annotation encoding="StarMath 5.0">x leftarrow y</annotation>
  </semantics>
</math>
</file>

<file path=Object 61/content.xml><?xml version="1.0" encoding="utf-8"?>
<math xmlns="http://www.w3.org/1998/Math/MathML">
  <semantics>
    <mrow>
      <mrow>
        <mo stretchy="false">(</mo>
        <mn>2</mn>
        <mo stretchy="false">)</mo>
      </mrow>
      <mi mathvariant="normal">⇐</mi>
      <mrow>
        <mo stretchy="false">(</mo>
        <mn>1</mn>
        <mo stretchy="false">)</mo>
      </mrow>
    </mrow>
    <annotation encoding="StarMath 5.0">(2) dlarrow (1)</annotation>
  </semantics>
</math>
</file>

<file path=Object 62/content.xml><?xml version="1.0" encoding="utf-8"?>
<math xmlns="http://www.w3.org/1998/Math/MathML">
  <semantics>
    <mrow>
      <mrow>
        <mn>0</mn>
        <mi mathvariant="normal">∈</mi>
        <mi mathvariant="normal">ℕ</mi>
      </mrow>
      <mi mathvariant="normal">⇒</mi>
      <mrow>
        <mn>0</mn>
        <mi mathvariant="normal">∈</mi>
        <mi mathvariant="normal">ℤ</mi>
      </mrow>
    </mrow>
    <annotation encoding="StarMath 5.0">0 in setN drarrow 0 in setZ</annotation>
  </semantics>
</math>
</file>

<file path=Object 63/content.xml><?xml version="1.0" encoding="utf-8"?>
<math xmlns="http://www.w3.org/1998/Math/MathML">
  <semantics>
    <mrow>
      <mrow>
        <mi>A</mi>
        <mi mathvariant="normal">⊂</mi>
        <mi>B</mi>
      </mrow>
      <mi mathvariant="italic">en</mi>
      <mrow>
        <mi>B</mi>
        <mi mathvariant="normal">⊂</mi>
        <mi>A</mi>
      </mrow>
      <mi mathvariant="normal">⇔</mi>
      <mrow>
        <mi>A</mi>
        <mi mathvariant="normal">=</mi>
        <mi>B</mi>
      </mrow>
    </mrow>
    <annotation encoding="StarMath 5.0">A subset B en B subset A dlrarrow A = B </annotation>
  </semantics>
</math>
</file>

<file path=Object 64/content.xml><?xml version="1.0" encoding="utf-8"?>
<math xmlns="http://www.w3.org/1998/Math/MathML">
  <semantics>
    <mrow>
      <mrow>
        <mo stretchy="false">(</mo>
        <mrow>
          <mi>a</mi>
          <mi>,</mi>
          <mi>b</mi>
        </mrow>
        <mo stretchy="false">)</mo>
      </mrow>
      <mo stretchy="false">↑</mo>
      <mrow>
        <mo stretchy="false">(</mo>
        <mrow>
          <mi>c</mi>
          <mi>,</mi>
          <mi>d</mi>
        </mrow>
        <mo stretchy="false">)</mo>
      </mrow>
    </mrow>
    <annotation encoding="StarMath 5.0">(a,b) uparrow (c,d)</annotation>
  </semantics>
</math>
</file>

<file path=Object 65/content.xml><?xml version="1.0" encoding="utf-8"?>
<math xmlns="http://www.w3.org/1998/Math/MathML">
  <semantics>
    <mrow>
      <mi>A</mi>
      <mo stretchy="false">↓</mo>
    </mrow>
    <annotation encoding="StarMath 5.0">A downarrow</annotation>
  </semantics>
</math>
</file>

<file path=Object 66/content.xml><?xml version="1.0" encoding="utf-8"?>
<math xmlns="http://www.w3.org/1998/Math/MathML">
  <semantics>
    <mrow>
      <mo stretchy="false">Δ</mo>
      <mrow>
        <mi mathvariant="italic">abc</mi>
        <mi mathvariant="normal">~</mi>
        <mo stretchy="false">Δ</mo>
      </mrow>
      <mi>d</mi>
      <mi>e</mi>
      <mi>f</mi>
    </mrow>
    <annotation encoding="StarMath 5.0">%DELTA abc sim %DELTA d e f</annotation>
  </semantics>
</math>
</file>

<file path=Object 67/content.xml><?xml version="1.0" encoding="utf-8"?>
<math xmlns="http://www.w3.org/1998/Math/MathML">
  <semantics>
    <mrow>
      <mo stretchy="false">π</mo>
      <mi mathvariant="normal">≈</mi>
      <mn>3,14</mn>
    </mrow>
    <annotation encoding="StarMath 5.0">%pi approx 3,14</annotation>
  </semantics>
</math>
</file>

<file path=Object 68/content.xml><?xml version="1.0" encoding="utf-8"?>
<math xmlns="http://www.w3.org/1998/Math/MathML">
  <semantics>
    <mrow>
      <mrow>
        <mi>F</mi>
        <mi mathvariant="normal">≃</mi>
        <mi>F</mi>
      </mrow>
      <mi>'</mi>
    </mrow>
    <annotation encoding="StarMath 5.0">F simeq F'</annotation>
  </semantics>
</math>
</file>

<file path=Object 69/content.xml><?xml version="1.0" encoding="utf-8"?>
<math xmlns="http://www.w3.org/1998/Math/MathML">
  <semantics>
    <mrow>
      <mi>A</mi>
      <mi mathvariant="normal">⊥</mi>
      <mi>B</mi>
    </mrow>
    <annotation encoding="StarMath 5.0">A ortho B</annotation>
  </semantics>
</math>
</file>

<file path=Object 7/content.xml><?xml version="1.0" encoding="utf-8"?>
<math xmlns="http://www.w3.org/1998/Math/MathML">
  <semantics>
    <mo stretchy="false">π</mo>
    <annotation encoding="StarMath 5.0">%pi</annotation>
  </semantics>
</math>
</file>

<file path=Object 70/content.xml><?xml version="1.0" encoding="utf-8"?>
<math xmlns="http://www.w3.org/1998/Math/MathML">
  <semantics>
    <mrow>
      <mi>X</mi>
      <mi mathvariant="normal">∧</mi>
      <mi>Y</mi>
    </mrow>
    <annotation encoding="StarMath 5.0">X and Y</annotation>
  </semantics>
</math>
</file>

<file path=Object 71/content.xml><?xml version="1.0" encoding="utf-8"?>
<math xmlns="http://www.w3.org/1998/Math/MathML">
  <semantics>
    <mrow>
      <mn>3</mn>
      <mi mathvariant="normal">∣</mi>
      <mn>6</mn>
    </mrow>
    <annotation encoding="StarMath 5.0">3 divides 6</annotation>
  </semantics>
</math>
</file>

<file path=Object 72/content.xml><?xml version="1.0" encoding="utf-8"?>
<math xmlns="http://www.w3.org/1998/Math/MathML">
  <semantics>
    <mrow>
      <mi>A</mi>
      <mi mathvariant="normal">∨</mi>
      <mi>B</mi>
    </mrow>
    <annotation encoding="StarMath 5.0">A or B</annotation>
  </semantics>
</math>
</file>

<file path=Object 73/content.xml><?xml version="1.0" encoding="utf-8"?>
<math xmlns="http://www.w3.org/1998/Math/MathML">
  <semantics>
    <mrow>
      <mrow>
        <mn>3</mn>
        <mi mathvariant="normal">!</mi>
      </mrow>
      <mi mathvariant="normal">=</mi>
      <mrow>
        <mrow>
          <mn>1</mn>
          <mi mathvariant="normal">×</mi>
          <mn>2</mn>
        </mrow>
        <mi mathvariant="normal">×</mi>
        <mn>3</mn>
      </mrow>
    </mrow>
    <annotation encoding="StarMath 5.0">fact{3} = 1 times 2 times 3</annotation>
  </semantics>
</math>
</file>

<file path=Object 75/content.xml><?xml version="1.0" encoding="utf-8"?>
<math xmlns="http://www.w3.org/1998/Math/MathML">
  <semantics>
    <mrow>
      <mi>x</mi>
      <mo stretchy="false">→</mo>
      <mi>y</mi>
    </mrow>
    <annotation encoding="StarMath 5.0">x rightarrow y</annotation>
  </semantics>
</math>
</file>

<file path=Object 79/content.xml><?xml version="1.0" encoding="utf-8"?>
<math xmlns="http://www.w3.org/1998/Math/MathML">
  <semantics>
    <mrow>
      <mrow>
        <mi stretchy="false" mathvariant="normal">∣</mi>
        <mrow>
          <mi mathvariant="normal">−</mi>
          <mn>3</mn>
        </mrow>
        <mi stretchy="false" mathvariant="normal">∣</mi>
      </mrow>
      <mi mathvariant="normal">=</mi>
      <mn>3</mn>
    </mrow>
    <annotation encoding="StarMath 5.0">lline -3 rline = 3 </annotation>
  </semantics>
</math>
</file>

<file path=Object 8/content.xml><?xml version="1.0" encoding="utf-8"?>
<math xmlns="http://www.w3.org/1998/Math/MathML">
  <semantics>
    <mo stretchy="false">Π</mo>
    <annotation encoding="StarMath 5.0">%PI</annotation>
  </semantics>
</math>
</file>

<file path=Object 80/content.xml><?xml version="1.0" encoding="utf-8"?>
<math xmlns="http://www.w3.org/1998/Math/MathML">
  <semantics>
    <mrow>
      <mi stretchy="false" mathvariant="normal">∥</mi>
      <mi mathvariant="italic">ab</mi>
      <mi stretchy="false" mathvariant="normal">∥</mi>
    </mrow>
    <annotation encoding="StarMath 5.0">ldline ab rdline </annotation>
  </semantics>
</math>
</file>

<file path=Object 81/content.xml><?xml version="1.0" encoding="utf-8"?>
<math xmlns="http://www.w3.org/1998/Math/MathML">
  <semantics>
    <mrow>
      <mrow>
        <mfenced open="∣" close="∣">
          <mtable>
            <mtr>
              <mtd>
                <mi>a</mi>
              </mtd>
              <mtd>
                <mi>c</mi>
              </mtd>
            </mtr>
            <mtr>
              <mtd>
                <mi>b</mi>
              </mtd>
              <mtd>
                <mi>d</mi>
              </mtd>
            </mtr>
          </mtable>
        </mfenced>
        <mi mathvariant="normal">⋅</mi>
        <mfenced open="∣" close="∣">
          <mtable>
            <mtr>
              <mtd>
                <mi>e</mi>
              </mtd>
            </mtr>
            <mtr>
              <mtd>
                <mi>f</mi>
              </mtd>
            </mtr>
          </mtable>
        </mfenced>
      </mrow>
      <mi mathvariant="normal">=</mi>
      <mfenced open="∣" close="∣">
        <mtable>
          <mtr>
            <mtd>
              <mrow>
                <mi mathvariant="italic">ae</mi>
                <mo stretchy="false">+</mo>
                <mi mathvariant="italic">cf</mi>
              </mrow>
            </mtd>
          </mtr>
          <mtr>
            <mtd>
              <mrow>
                <mi mathvariant="italic">be</mi>
                <mo stretchy="false">+</mo>
                <mi mathvariant="italic">df</mi>
              </mrow>
            </mtd>
          </mtr>
        </mtable>
      </mfenced>
    </mrow>
    <annotation encoding="StarMath 5.0">left lline matrix{a # c ## b # d} right rline cdot left lline binom{e}{f} right rline = left lline stack{ae + cf # be +df} right lline</annotation>
  </semantics>
</math>
</file>

<file path=Object 82/content.xml><?xml version="1.0" encoding="utf-8"?>
<math xmlns="http://www.w3.org/1998/Math/MathML">
  <semantics>
    <mrow>
      <mi stretchy="false" mathvariant="normal">{</mi>
      <mrow>
        <mi>a</mi>
        <mi>,</mi>
        <mi>b</mi>
        <mi>,</mi>
        <mi>c</mi>
      </mrow>
      <mi stretchy="false" mathvariant="normal">}</mi>
    </mrow>
    <annotation encoding="StarMath 5.0">lbrace a,b,c rbrace </annotation>
  </semantics>
</math>
</file>

<file path=Object 83/content.xml><?xml version="1.0" encoding="utf-8"?>
<math xmlns="http://www.w3.org/1998/Math/MathML">
  <semantics>
    <mrow>
      <mi stretchy="true" mathvariant="normal">]</mi>
      <mi mathvariant="italic">ab</mi>
    </mrow>
    <annotation encoding="StarMath 5.0">left ] ab right none</annotation>
  </semantics>
</math>
</file>

<file path=Object 84/content.xml><?xml version="1.0" encoding="utf-8"?>
<math xmlns="http://www.w3.org/1998/Math/MathML">
  <semantics>
    <mfenced open="[" close="">
      <mi mathvariant="italic">ab</mi>
    </mfenced>
    <annotation encoding="StarMath 5.0">left [ ab right )</annotation>
  </semantics>
</math>
</file>

<file path=Object 85/content.xml><?xml version="1.0" encoding="utf-8"?>
<math xmlns="http://www.w3.org/1998/Math/MathML">
  <semantics>
    <mfenced open="" close="">
      <mtable>
        <mtr>
          <mtd>
            <mi>a</mi>
          </mtd>
          <mtd>
            <mi>b</mi>
          </mtd>
        </mtr>
        <mtr>
          <mtd>
            <mi>c</mi>
          </mtd>
          <mtd>
            <mi>d</mi>
          </mtd>
        </mtr>
      </mtable>
    </mfenced>
    <annotation encoding="StarMath 5.0">left ( matrix{a # b ## c # d} right )</annotation>
  </semantics>
</math>
</file>

<file path=Object 86/content.xml><?xml version="1.0" encoding="utf-8"?>
<math xmlns="http://www.w3.org/1998/Math/MathML">
  <semantics>
    <mfenced open="" close="">
      <mrow>
        <mi>a</mi>
        <mi>,</mi>
        <mi>b</mi>
      </mrow>
    </mfenced>
    <annotation encoding="StarMath 5.0">left ( a,b right )</annotation>
  </semantics>
</math>
</file>

<file path=Object 87/content.xml><?xml version="1.0" encoding="utf-8"?>
<math xmlns="http://www.w3.org/1998/Math/MathML">
  <semantics>
    <mfrac>
      <mrow>
        <mn>24</mn>
        <mo stretchy="false">+</mo>
        <mn>35</mn>
      </mrow>
      <mrow>
        <mn>12</mn>
        <mi mathvariant="normal">×</mi>
        <mn>8</mn>
      </mrow>
    </mfrac>
    <annotation encoding="StarMath 5.0">{24+35} over {12 times 8}</annotation>
  </semantics>
</math>
</file>

<file path=Object 88/content.xml><?xml version="1.0" encoding="utf-8"?>
<math xmlns="http://www.w3.org/1998/Math/MathML">
  <semantics>
    <mfrac>
      <mrow>
        <mn>3p</mn>
        <mo stretchy="false">+</mo>
        <mi>q</mi>
      </mrow>
      <mi>n</mi>
    </mfrac>
    <annotation encoding="StarMath 5.0">{3p+q} over n</annotation>
  </semantics>
</math>
</file>

<file path=Object 89/content.xml><?xml version="1.0" encoding="utf-8"?>
<math xmlns="http://www.w3.org/1998/Math/MathML">
  <semantics>
    <mfrac>
      <mrow>
        <mi mathvariant="italic">tg</mi>
        <mrow>
          <mo stretchy="false">α</mo>
          <mi mathvariant="normal">−</mi>
          <mn>1</mn>
        </mrow>
      </mrow>
      <mrow>
        <mi>sin</mi>
        <mo stretchy="false">α</mo>
      </mrow>
    </mfrac>
    <annotation encoding="StarMath 5.0">{tg %alpha -1} over {sin %alpha}</annotation>
  </semantics>
</math>
</file>

<file path=Object 9/content.xml><?xml version="1.0" encoding="utf-8"?>
<math xmlns="http://www.w3.org/1998/Math/MathML">
  <semantics>
    <mi mathvariant="normal">ℕ</mi>
    <annotation encoding="StarMath 5.0">setN</annotation>
  </semantics>
</math>
</file>

<file path=Object 90/content.xml><?xml version="1.0" encoding="utf-8"?>
<math xmlns="http://www.w3.org/1998/Math/MathML">
  <semantics>
    <mfrac>
      <mrow>
        <mrow>
          <mi>a</mi>
          <mo stretchy="false">+</mo>
          <mfrac>
            <mn>2bc</mn>
            <mrow>
              <mi>d</mi>
              <mi mathvariant="normal">−</mi>
              <mi>e</mi>
            </mrow>
          </mfrac>
        </mrow>
        <mo stretchy="false">+</mo>
        <mi>f</mi>
      </mrow>
      <mrow>
        <mfrac>
          <mi>g</mi>
          <mi>h</mi>
        </mfrac>
        <mi mathvariant="normal">−</mi>
        <mn>3</mn>
      </mrow>
    </mfrac>
    <annotation encoding="StarMath 5.0">{a + {2bc}over{d-e}+f} over {g over h -3}</annotation>
  </semantics>
</math>
</file>

<file path=Object 91/content.xml><?xml version="1.0" encoding="utf-8"?>
<math xmlns="http://www.w3.org/1998/Math/MathML">
  <semantics>
    <mtext>%</mtext>
    <annotation encoding="StarMath 5.0">"%"</annotation>
  </semantics>
</math>
</file>

<file path=Object 92/content.xml><?xml version="1.0" encoding="utf-8"?>
<math xmlns="http://www.w3.org/1998/Math/MathML">
  <semantics>
    <mo stretchy="false">‰</mo>
    <annotation encoding="StarMath 5.0">%perthousand</annotation>
  </semantics>
</math>
</file>

<file path=Object 93/content.xml><?xml version="1.0" encoding="utf-8"?>
<math xmlns="http://www.w3.org/1998/Math/MathML">
  <semantics>
    <mrow>
      <mtext>Is</mtext>
      <mrow>
        <mfrac>
          <mn>7</mn>
          <mn>20</mn>
        </mfrac>
        <mi mathvariant="normal">−</mi>
        <mfrac>
          <mn>3</mn>
          <mn>24</mn>
        </mfrac>
      </mrow>
      <mtext>kleiner dan</mtext>
      <mfrac>
        <mn>3</mn>
        <mn>17</mn>
      </mfrac>
      <mtext>?</mtext>
    </mrow>
    <annotation encoding="StarMath 5.0">"Is" 7 over 20 - 3 over 24 "kleiner dan" 3 over 17 "?"</annotation>
  </semantics>
</math>
</file>

<file path=Object 94/content.xml><?xml version="1.0" encoding="utf-8"?>
<math xmlns="http://www.w3.org/1998/Math/MathML">
  <semantics>
    <msup>
      <mi>x</mi>
      <mi>n</mi>
    </msup>
    <annotation encoding="StarMath 5.0">x^n</annotation>
  </semantics>
</math>
</file>

<file path=Object 95/content.xml><?xml version="1.0" encoding="utf-8"?>
<math xmlns="http://www.w3.org/1998/Math/MathML">
  <semantics>
    <msub>
      <mi>x</mi>
      <mi>n</mi>
    </msub>
    <annotation encoding="StarMath 5.0">x_n</annotation>
  </semantics>
</math>
</file>

<file path=Object 96/content.xml><?xml version="1.0" encoding="utf-8"?>
<math xmlns="http://www.w3.org/1998/Math/MathML">
  <semantics>
    <mmultiscripts>
      <mi>x</mi>
      <mprescripts/>
      <none/>
      <mi>n</mi>
    </mmultiscripts>
    <annotation encoding="StarMath 5.0">x lsup{n}</annotation>
  </semantics>
</math>
</file>

<file path=Object 97/content.xml><?xml version="1.0" encoding="utf-8"?>
<math xmlns="http://www.w3.org/1998/Math/MathML">
  <semantics>
    <mmultiscripts>
      <mi>x</mi>
      <mprescripts/>
      <mi>n</mi>
      <none/>
    </mmultiscripts>
    <annotation encoding="StarMath 5.0">x lsub{n} </annotation>
  </semantics>
</math>
</file>

<file path=Object 98/content.xml><?xml version="1.0" encoding="utf-8"?>
<math xmlns="http://www.w3.org/1998/Math/MathML">
  <semantics>
    <mover>
      <mi>x</mi>
      <mi>n</mi>
    </mover>
    <annotation encoding="StarMath 5.0">x csup{n} </annotation>
  </semantics>
</math>
</file>

<file path=Object 99/content.xml><?xml version="1.0" encoding="utf-8"?>
<math xmlns="http://www.w3.org/1998/Math/MathML">
  <semantics>
    <munder>
      <mi>x</mi>
      <mi>n</mi>
    </munder>
    <annotation encoding="StarMath 5.0">x csub{n} </annotation>
  </semantics>
</math>
</file>